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text-properties fo:font-weight="bold" style:font-weight-asian="bold" style:font-weight-complex="bold"/>
    </style:style>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
      <style:paragraph-properties fo:margin-top="0in" fo:margin-bottom="0in"/>
    </style:style>
    <style:style style:name="P13" style:family="paragraph" style:parent-style-name="Text_20_body" style:list-style-name="L2">
      <style:paragraph-properties fo:margin-top="0in" fo:margin-bottom="0in"/>
    </style:style>
    <style:style style:name="P14" style:family="paragraph" style:parent-style-name="Text_20_body" style:list-style-name="L4">
      <style:paragraph-properties fo:margin-top="0in" fo:margin-bottom="0in"/>
    </style:style>
    <style:style style:name="P15" style:family="paragraph" style:parent-style-name="Text_20_body" style:list-style-name="L5">
      <style:paragraph-properties fo:margin-top="0in" fo:margin-bottom="0in"/>
    </style:style>
    <style:style style:name="P16" style:family="paragraph" style:parent-style-name="Text_20_body" style:list-style-name="L6">
      <style:paragraph-properties fo:margin-top="0in" fo:margin-bottom="0in"/>
    </style:style>
    <style:style style:name="P17" style:family="paragraph" style:parent-style-name="Text_20_body" style:list-style-name="L7">
      <style:paragraph-properties fo:margin-top="0in" fo:margin-bottom="0in"/>
    </style:style>
    <style:style style:name="P18" style:family="paragraph" style:parent-style-name="Text_20_body" style:list-style-name="L8">
      <style:paragraph-properties fo:margin-top="0in" fo:margin-bottom="0in"/>
    </style:style>
    <style:style style:name="P19" style:family="paragraph" style:parent-style-name="Text_20_body" style:list-style-name="L9">
      <style:paragraph-properties fo:margin-top="0in" fo:margin-bottom="0in"/>
    </style:style>
    <style:style style:name="P20" style:family="paragraph" style:parent-style-name="Text_20_body" style:list-style-name="L10">
      <style:paragraph-properties fo:margin-top="0in" fo:margin-bottom="0in"/>
    </style:style>
    <style:style style:name="P21" style:family="paragraph" style:parent-style-name="Preformatted_20_Text">
      <style:text-properties fo:font-weight="bold" style:font-weight-asian="bold" style:font-weight-complex="bold"/>
    </style:style>
    <style:style style:name="P22" style:family="paragraph" style:parent-style-name="Preformatted_20_Text">
      <style:paragraph-properties fo:margin-top="0in" fo:margin-bottom="0.1965in"/>
    </style:style>
    <style:style style:name="P23" style:family="paragraph" style:parent-style-name="Preformatted_20_Text">
      <style:paragraph-properties fo:margin-top="0in" fo:margin-bottom="0.1965in"/>
      <style:text-properties fo:font-weight="bold" style:font-weight-asian="bold" style:font-weight-complex="bold"/>
    </style:style>
    <style:style style:name="P24" style:family="paragraph" style:parent-style-name="Heading_20_3">
      <style:paragraph-properties fo:margin-top="0in" fo:margin-bottom="0.1965in"/>
    </style:style>
    <style:style style:name="P25" style:family="paragraph" style:parent-style-name="Heading_20_2">
      <style:paragraph-properties fo:margin-top="0in" fo:margin-bottom="0.1965in"/>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What is Scheduling?</text:h>
      <text:p text:style-name="Text_20_body">Scheduling is the process of determining which process or task should be executed by the CPU at any given time. The main goal of scheduling is to optimize the utilization of the CPU and to ensure that all processes are completed in a timely and efficient manner.</text:p>
      <text:p text:style-name="Text_20_body">There are several reasons why scheduling is necessary.</text:p>
      <text:p text:style-name="Text_20_body">First, modern operating systems are designed to support multitasking, which means that multiple processes can be running on the same system simultaneously. The scheduling algorithm decides which processes get to use the CPU at any given time and for how long, based on factors such as priority, waiting time, and resource requirements.</text:p>
      <text:p text:style-name="Text_20_body">Second, scheduling helps to ensure fairness and prevent starvation. By providing each process with a fair share of the CPU, the scheduling algorithm prevents any one process from monopolizing the CPU and ensures that all processes get a chance to execute.</text:p>
      <text:p text:style-name="Text_20_body">Finally, scheduling can help improve the performance of the system by minimizing the average waiting time and turnaround time of processes, and maximizing the throughput of the system.</text:p>
      <text:p text:style-name="Text_20_body">There are several scheduling algorithms that are commonly used, including First-Come-First-Serve (FCFS), Shortest-Job-First (SJF), Round Robin (RR), Priority Scheduling, and Multilevel Feedback Queue (MFQ) Scheduling.</text:p>
      <text:p text:style-name="Text_20_body">For example, in FCFS, the process that arrives first gets to use the CPU first, while in SJF, the process with the shortest burst time is given priority. In RR, each process is given a fixed time slice, and if the process is not completed within the time slice, it is preempted and the next process in the queue is given a chance to execute. In Priority Scheduling, each process is assigned a priority, and the process with the highest priority gets to use the CPU first. In MFQ Scheduling, there are multiple queues with different priorities, and processes are moved between queues based on their resource requirements and priority levels.</text:p>
      <text:p text:style-name="Standard"/>
      <text:p text:style-name="Standard"/>
      <text:h text:style-name="Heading_20_3" text:outline-level="3">AWT, AWT, Burst Time, Throughput, Preeamption</text:h>
      <text:p text:style-name="Text_20_body">The <text:span text:style-name="Strong_20_Emphasis">average waiting time</text:span> (AWT) of processes is the average amount of time a process spends waiting in the ready queue before it can start executing on the CPU. In other words, it is the average time between when a process arrives and when it begins its execution.</text:p>
      <text:p text:style-name="Text_20_body">The AWT is an important performance metric because it directly impacts the overall performance of the system. If processes spend too much time waiting in the queue, the system may become slow and unresponsive, and users may experience long wait times for their tasks to complete.</text:p>
      <text:p text:style-name="Text_20_body">The <text:span text:style-name="Strong_20_Emphasis">average turnaround time</text:span> (ATT) of proces</text:p>
      <text:p text:style-name="Text_20_body"/>
      <text:p text:style-name="Text_20_body">ses is the average amount of time it takes for a process to complete its execution, from the time it enters the system to the time it finishes. This includes both the time spent waiting in the queue as well as the time spent executing on the CPU.</text:p>
      <text:p text:style-name="Text_20_body">The ATT is also an important performance metric because it reflects the overall efficiency of the system. If processes have a high ATT, it may indicate that the system is not utilizing its resources efficiently or that there are issues with the scheduling algorithm.</text:p>
      <text:p text:style-name="Text_20_body">In general, a good scheduling algorithm should aim to minimize both the AWT and ATT of processes, while ensuring that all processes are completed in a timely and efficient manner.</text:p>
      <text:p text:style-name="Text_20_body"><text:soft-page-break/>In operating systems, <text:span text:style-name="Strong_20_Emphasis">burst time</text:span> refers to the amount of time required by a process to complete its execution on the CPU (Central Processing Unit). It is also known as the CPU burst time or simply the burst.</text:p>
      <text:p text:style-name="Text_20_body">Each process requires a certain amount of time to complete its execution, which depends on the complexity of the task being performed, the amount of data being processed, and the overall workload on the system. Burst time can vary widely between processes, ranging from just a few milliseconds to several minutes or even hours.</text:p>
      <text:p text:style-name="Text_20_body">Burst time is an important factor in process scheduling because it helps the operating system to determine which process should be given priority for execution on the CPU. Scheduling algorithms such as Shortest Job First (SJF) take burst time into account when making scheduling decisions, and aim to minimize the average burst time for all processes in order to improve overall system performance.</text:p>
      <text:p text:style-name="Text_20_body">Burst time can also be used to estimate the execution time of a process, which can be useful for predicting system performance and identifying potential bottlenecks or performance issues.</text:p>
      <text:p text:style-name="Text_20_body"><text:span text:style-name="Strong_20_Emphasis">Throughput</text:span> refers to the number of processes or tasks that can be completed by a system within a given time period. It is a measure of the system's overall processing capacity and is often used as a performance metric for evaluating the efficiency of a system.</text:p>
      <text:p text:style-name="Text_20_body">Throughput is typically measured in terms of jobs per unit of time, such as processes per second or transactions per hour. A higher throughput means that the system is capable of processing more tasks within a given time period, which can result in higher overall productivity and improved system performance.</text:p>
      <text:p text:style-name="Text_20_body">Throughput can be influenced by a number of factors, including the processing power of the system, the efficiency of the scheduling algorithm, and the number and complexity of the tasks being processed. A well-designed scheduling algorithm can help to maximize the throughput of the system by ensuring that tasks are processed in an efficient and timely manner, and that the system is able to handle a high volume of tasks without becoming overloaded or unresponsive.</text:p>
      <text:p text:style-name="Text_20_body">P<text:span text:style-name="Strong_20_Emphasis">reemptive</text:span> refers to a type of multitasking operating system that allows the operating system to interrupt or preempt a currently executing task or process in order to allocate system resources to a higher-priority task or process.</text:p>
      <text:p text:style-name="Text_20_body">In a preemptive system, the operating system has control over the scheduling of tasks or processes and can interrupt a currently executing task if a higher-priority task becomes available. This allows the system to allocate resources more efficiently and ensure that critical tasks are given priority.</text:p>
      <text:p text:style-name="Text_20_body">For example, in a preemptive scheduling algorithm such as preemptive priority scheduling, the highest-priority task is always given access to the CPU, even if a lower-priority task is currently executing. If a new task with an even higher priority arrives, the operating system will preempt the current task and allocate CPU time to the higher-priority task.</text:p>
      <text:p text:style-name="Text_20_body">Preemptive systems are commonly used in real-time and mission-critical systems, where the timely execution of critical tasks is essential for system safety and performance. However, preemptive scheduling can also introduce overhead and performance penalties, particularly in systems with a high number of tasks or processes.</text:p>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SJF</text:h>
      <text:p text:style-name="Text_20_body">Here's an outline of how you can write a program to find the average waiting time (AWT) and average turnaround time (ATT) for the SJF (With/Without Preemption) process scheduling algorithms:</text:p>
      <text:list xml:id="list7637782453654235977" text:style-name="L1">
        <text:list-item>
          <text:p text:style-name="P12">Ask the user for the number of processes they want to input. </text:p>
        </text:list-item>
        <text:list-item>
          <text:p text:style-name="P12">For each process, ask the user for its burst time and arrival time. </text:p>
        </text:list-item>
        <text:list-item>
          <text:p text:style-name="P12">Sort the processes by their burst time in ascending order (for non-preemptive SJF) or use a priority queue to maintain the smallest burst time process at the top (for preemptive SJF). </text:p>
        </text:list-item>
        <text:list-item>
          <text:p text:style-name="P12">Calculate the waiting time for each process by subtracting its arrival time from the sum of burst times of all the previous processes. </text:p>
        </text:list-item>
        <text:list-item>
          <text:p text:style-name="P12">Calculate the turnaround time for each process by adding its burst time to its waiting time. </text:p>
        </text:list-item>
        <text:list-item>
          <text:p text:style-name="P12">Calculate the total waiting time and total turnaround time for all the processes. </text:p>
        </text:list-item>
        <text:list-item>
          <text:p text:style-name="P12">Divide the total waiting time by the number of processes to get the average waiting time (AWT). </text:p>
        </text:list-item>
        <text:list-item>
          <text:p text:style-name="P12">Divide the total turnaround time by the number of processes to get the average turnaround time (ATT). </text:p>
        </text:list-item>
        <text:list-item>
          <text:p text:style-name="P1">Print out the AWT and ATT to the user. </text:p>
        </text:list-item>
      </text:list>
      <text:p text:style-name="Text_20_body"/>
      <text:p text:style-name="Text_20_body">Here's some sample code in Python for the non-preemptive SJF algorithm:</text:p>
      <text:p text:style-name="Text_20_body"/>
      <text:p text:style-name="Preformatted_20_Text"/>
      <text:p text:style-name="Preformatted_20_Text"><text:span text:style-name="Source_20_Text"><text:span text:style-name="T1">num_processes = int(input("Enter the number of processes: "))</text:span></text:span></text:p>
      <text:p text:style-name="Preformatted_20_Text"><text:span text:style-name="Source_20_Text"><text:span text:style-name="T1">processes = []</text:span></text:span></text:p>
      <text:p text:style-name="Preformatted_20_Text"><text:span text:style-name="Source_20_Text"><text:span text:style-name="T1">for i in range(num_processes):</text:span></text:span></text:p>
      <text:p text:style-name="Preformatted_20_Text"><text:span text:style-name="Source_20_Text"><text:span text:style-name="T1"><text:s text:c="4"/>burst_time = int(input("Enter burst time for process {}: ".format(i)))</text:span></text:span></text:p>
      <text:p text:style-name="Preformatted_20_Text"><text:span text:style-name="Source_20_Text"><text:span text:style-name="T1"><text:s text:c="4"/>arrival_time = int(input("Enter arrival time for process {}: ".format(i)))</text:span></text:span></text:p>
      <text:p text:style-name="Preformatted_20_Text"><text:span text:style-name="Source_20_Text"><text:span text:style-name="T1"><text:s text:c="4"/>processes.append((i, burst_time, arrival_time))</text:span></text:span></text:p>
      <text:p text:style-name="P21"/>
      <text:p text:style-name="Preformatted_20_Text"><text:span text:style-name="Source_20_Text"><text:span text:style-name="T1">processes.sort(key=lambda x: x[1]) <text:s/># Sort by burst time</text:span></text:span></text:p>
      <text:p text:style-name="P21"/>
      <text:p text:style-name="Preformatted_20_Text"><text:span text:style-name="Source_20_Text"><text:span text:style-name="T1">wait_times = [0] * num_processes</text:span></text:span></text:p>
      <text:p text:style-name="Preformatted_20_Text"><text:span text:style-name="Source_20_Text"><text:span text:style-name="T1">turnaround_times = [0] * num_processes</text:span></text:span></text:p>
      <text:p text:style-name="P21"/>
      <text:p text:style-name="Preformatted_20_Text"><text:span text:style-name="Source_20_Text"><text:span text:style-name="T1">for i in range(num_processes):</text:span></text:span></text:p>
      <text:p text:style-name="Preformatted_20_Text"><text:span text:style-name="Source_20_Text"><text:span text:style-name="T1"><text:s text:c="4"/>process_id, burst_time, arrival_time = processes[i]</text:span></text:span></text:p>
      <text:p text:style-name="Preformatted_20_Text"><text:span text:style-name="Source_20_Text"><text:span text:style-name="T1"><text:s text:c="4"/>if i &gt; 0:</text:span></text:span></text:p>
      <text:p text:style-name="Preformatted_20_Text"><text:span text:style-name="Source_20_Text"><text:span text:style-name="T1"><text:s text:c="8"/>wait_times[i] = wait_times[i-1] + processes[i-1][1] - arrival_time</text:span></text:span></text:p>
      <text:p text:style-name="Preformatted_20_Text"><text:span text:style-name="Source_20_Text"><text:span text:style-name="T1"><text:s text:c="4"/>turnaround_times[i] = wait_times[i] + burst_time</text:span></text:span></text:p>
      <text:p text:style-name="P21"/>
      <text:p text:style-name="Preformatted_20_Text"><text:span text:style-name="Source_20_Text"><text:span text:style-name="T1">awt = sum(wait_times) / num_processes</text:span></text:span></text:p>
      <text:p text:style-name="Preformatted_20_Text"><text:span text:style-name="Source_20_Text"><text:span text:style-name="T1">att = sum(turnaround_times) / num_processes</text:span></text:span></text:p>
      <text:p text:style-name="P21"/>
      <text:p text:style-name="Preformatted_20_Text"><text:span text:style-name="Source_20_Text"><text:span text:style-name="T1">print("Average waiting time:", awt)</text:span></text:span></text:p>
      <text:p text:style-name="Preformatted_20_Text"><text:span text:style-name="Source_20_Text"><text:span text:style-name="T1">print("Average turnaround time:", att)</text:span></text:span></text:p>
      <text:p text:style-name="Preformatted_20_Text"><text:span text:style-name="Source_20_Text"><text:span text:style-name="T1"/></text:span></text:p>
      <text:p text:style-name="P23"/>
      <text:p text:style-name="Text_20_body">Note that the above code assumes that all processes arrive at time 0. You will need to modify it to handle different arrival times. Also, you can modify it to implement the preemptive SJF algorithm using a priority queue.</text:p>
      <text:p text:style-name="Text_20_body"/>
      <text:p text:style-name="Text_20_body"/>
      <text:p text:style-name="Text_20_body"/>
      <text:p text:style-name="Text_20_body"><text:soft-page-break/></text:p>
      <text:h text:style-name="Heading_20_3" text:outline-level="3">Priority Process Scheduling Algorithm</text:h>
      <text:p text:style-name="Text_20_body">The algorithm works as follows:</text:p>
      <text:list xml:id="list6033093904041593669" text:style-name="L2">
        <text:list-item>
          <text:p text:style-name="P13">Initialize the completion times, waiting times, and remaining processes to 0, and the current time to 0. </text:p>
        </text:list-item>
        <text:list-item>
          <text:p text:style-name="P13">Loop until all processes have completed: a. Find the process with the highest priority among the remaining processes. b. Decrement the burst time of the selected process by 1 to simulate its execution for one unit of time. c. If the burst time of the selected process becomes 0, mark it as completed and calculate its completion time and waiting time. d. Increment the current time by 1. </text:p>
        </text:list-item>
        <text:list-item>
          <text:p text:style-name="P13">Calculate the average waiting time and average turnaround time of all processes. </text:p>
        </text:list-item>
        <text:list-item>
          <text:p text:style-name="P2">Return the results as a tuple. </text:p>
        </text:list-item>
      </text:list>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span text:style-name="T1">def priority_scheduling(processes):</text:span></text:span></text:p>
      <text:p text:style-name="Preformatted_20_Text"><text:span text:style-name="Source_20_Text"><text:span text:style-name="T1"><text:s text:c="4"/>n = len(processes)</text:span></text:span></text:p>
      <text:p text:style-name="Preformatted_20_Text"><text:span text:style-name="Source_20_Text"><text:span text:style-name="T1"><text:s text:c="4"/>completion_times = [0] * n</text:span></text:span></text:p>
      <text:p text:style-name="Preformatted_20_Text"><text:span text:style-name="Source_20_Text"><text:span text:style-name="T1"><text:s text:c="4"/>total_time = 0</text:span></text:span></text:p>
      <text:p text:style-name="Preformatted_20_Text"><text:span text:style-name="Source_20_Text"><text:span text:style-name="T1"><text:s text:c="4"/>waiting_times = [0] * n</text:span></text:span></text:p>
      <text:p text:style-name="Preformatted_20_Text"><text:span text:style-name="Source_20_Text"><text:span text:style-name="T1"><text:s text:c="4"/>remaining_processes = n</text:span></text:span></text:p>
      <text:p text:style-name="Preformatted_20_Text"><text:span text:style-name="Source_20_Text"><text:span text:style-name="T1"><text:s text:c="4"/>current_time = 0</text:span></text:span></text:p>
      <text:p text:style-name="Preformatted_20_Text"><text:span text:style-name="Source_20_Text"><text:span text:style-name="T1"><text:s text:c="4"/></text:span></text:span></text:p>
      <text:p text:style-name="Preformatted_20_Text"><text:span text:style-name="Source_20_Text"><text:span text:style-name="T1"><text:s text:c="4"/>while remaining_processes &gt; 0:</text:span></text:span></text:p>
      <text:p text:style-name="Preformatted_20_Text"><text:span text:style-name="Source_20_Text"><text:span text:style-name="T1"><text:s text:c="8"/>highest_priority = -1</text:span></text:span></text:p>
      <text:p text:style-name="Preformatted_20_Text"><text:span text:style-name="Source_20_Text"><text:span text:style-name="T1"><text:s text:c="8"/>for i in range(n):</text:span></text:span></text:p>
      <text:p text:style-name="Preformatted_20_Text"><text:span text:style-name="Source_20_Text"><text:span text:style-name="T1"><text:s text:c="12"/>if processes[i][1] &gt; 0 and processes[i][2] &gt; highest_priority:</text:span></text:span></text:p>
      <text:p text:style-name="Preformatted_20_Text"><text:span text:style-name="Source_20_Text"><text:span text:style-name="T1"><text:s text:c="16"/>highest_priority = processes[i][2]</text:span></text:span></text:p>
      <text:p text:style-name="Preformatted_20_Text"><text:span text:style-name="Source_20_Text"><text:span text:style-name="T1"><text:s text:c="16"/>next_process = i</text:span></text:span></text:p>
      <text:p text:style-name="Preformatted_20_Text"><text:span text:style-name="Source_20_Text"><text:span text:style-name="T1"><text:s text:c="8"/>processes[next_process][1] -= 1</text:span></text:span></text:p>
      <text:p text:style-name="Preformatted_20_Text"><text:span text:style-name="Source_20_Text"><text:span text:style-name="T1"><text:s text:c="8"/>if processes[next_process][1] == 0:</text:span></text:span></text:p>
      <text:p text:style-name="Preformatted_20_Text"><text:span text:style-name="Source_20_Text"><text:span text:style-name="T1"><text:s text:c="12"/>remaining_processes -= 1</text:span></text:span></text:p>
      <text:p text:style-name="Preformatted_20_Text"><text:span text:style-name="Source_20_Text"><text:span text:style-name="T1"><text:s text:c="12"/>completion_times[next_process] = current_time + 1</text:span></text:span></text:p>
      <text:p text:style-name="Preformatted_20_Text"><text:span text:style-name="Source_20_Text"><text:span text:style-name="T1"><text:s text:c="12"/>waiting_times[next_process] = completion_times[next_process] - processes[next_process][0] - processes[next_process][2]</text:span></text:span></text:p>
      <text:p text:style-name="Preformatted_20_Text"><text:span text:style-name="Source_20_Text"><text:span text:style-name="T1"><text:s text:c="12"/>total_time += waiting_times[next_process]</text:span></text:span></text:p>
      <text:p text:style-name="Preformatted_20_Text"><text:span text:style-name="Source_20_Text"><text:span text:style-name="T1"><text:s text:c="8"/>current_time += 1</text:span></text:span></text:p>
      <text:p text:style-name="Preformatted_20_Text"><text:span text:style-name="Source_20_Text"><text:span text:style-name="T1"><text:s text:c="4"/></text:span></text:span></text:p>
      <text:p text:style-name="Preformatted_20_Text"><text:span text:style-name="Source_20_Text"><text:span text:style-name="T1"><text:s text:c="4"/>avg_waiting_time = total_time / n</text:span></text:span></text:p>
      <text:p text:style-name="Preformatted_20_Text"><text:span text:style-name="Source_20_Text"><text:span text:style-name="T1"><text:s text:c="4"/>avg_turnaround_time = sum(completion_times[i] - processes[i][0] for i in range(n)) / n</text:span></text:span></text:p>
      <text:p text:style-name="Preformatted_20_Text"><text:span text:style-name="Source_20_Text"><text:span text:style-name="T1"><text:s text:c="4"/></text:span></text:span></text:p>
      <text:p text:style-name="Preformatted_20_Text"><text:span text:style-name="Source_20_Text"><text:span text:style-name="T1"><text:s text:c="4"/>return (avg_waiting_time, avg_turnaround_time)</text:span></text:span></text:p>
      <text:p text:style-name="Preformatted_20_Text"><text:span text:style-name="Source_20_Text"><text:span text:style-name="T1"/></text:span></text:p>
      <text:p text:style-name="Preformatted_20_Text"><text:span text:style-name="Source_20_Text"><text:span text:style-name="T1"/></text:span></text:p>
      <text:p text:style-name="Preformatted_20_Text"><text:span text:style-name="Source_20_Text"><text:span text:style-name="T1"/></text:span></text:p>
      <text:p text:style-name="Preformatted_20_Text"><text:span text:style-name="Source_20_Text"><text:span text:style-name="T1"/></text:span></text:p>
      <text:p text:style-name="Preformatted_20_Text"><text:span text:style-name="Source_20_Text"><text:span text:style-name="T1"/></text:span></text:p>
      <text:p text:style-name="Preformatted_20_Text"><text:span text:style-name="Source_20_Text"><text:span text:style-name="T1"/></text:span></text:p>
      <text:p text:style-name="Preformatted_20_Text"><text:span text:style-name="Source_20_Text"><text:span text:style-name="T1"/></text:span></text:p>
      <text:p text:style-name="Preformatted_20_Text"><text:span text:style-name="Source_20_Text"><text:span text:style-name="T1"/></text:span></text:p>
      <text:p text:style-name="Preformatted_20_Text"><text:span text:style-name="Source_20_Text"><text:span text:style-name="T1"/></text:span></text:p>
      <text:p text:style-name="Preformatted_20_Text"><text:span text:style-name="Source_20_Text"><text:span text:style-name="T1"/></text:span></text:p>
      <text:p text:style-name="Preformatted_20_Text"><text:span text:style-name="Source_20_Text"><text:span text:style-name="T1"/></text:span></text:p>
      <text:p text:style-name="Preformatted_20_Text"><text:span text:style-name="Source_20_Text"><text:span text:style-name="T1"/></text:span></text:p>
      <text:h text:style-name="Heading_20_3" text:outline-level="3"><text:soft-page-break/><text:span text:style-name="Source_20_Text"><text:span text:style-name="T1">Round Robin</text:span></text:span></text:h>
      <text:list xml:id="list2968607393094088144" text:style-name="L3">
        <text:list-item>
          <text:p text:style-name="P3">Fixed time - </text:p>
        </text:list-item>
      </text:list>
      <text:p text:style-name="Text_20_body">In this implementation, we maintain a queue of processes that are ready to run, and we pop the first process from the queue and execute it for a fixed time quantum. If the process still has some burst time left after executing for the quantum, we add it back to the end of the queue, and the next process in the queue is executed. If a process completes its execution during a quantum, we update its completion time and calculate its waiting time.</text:p>
      <text:p text:style-name="Text_20_body">The function takes two arguments: a list of processes, where each process is represented as a tuple of arrival time and burst time, and a fixed time quantum. The function returns a tuple of the average waiting time and average turnaround time for the processes.</text:p>
      <text:p text:style-name="Text_20_body"><text:span text:style-name="T1"/></text:p>
      <text:p text:style-name="Preformatted_20_Text"><text:span text:style-name="Source_20_Text"><text:span text:style-name="T1">def round_robin(processes, quantum):</text:span></text:span></text:p>
      <text:p text:style-name="Preformatted_20_Text"><text:span text:style-name="Source_20_Text"><text:span text:style-name="T1"><text:s text:c="4"/>n = len(processes)</text:span></text:span></text:p>
      <text:p text:style-name="Preformatted_20_Text"><text:span text:style-name="Source_20_Text"><text:span text:style-name="T1"><text:s text:c="4"/>completion_times = [0] * n</text:span></text:span></text:p>
      <text:p text:style-name="Preformatted_20_Text"><text:span text:style-name="Source_20_Text"><text:span text:style-name="T1"><text:s text:c="4"/>total_time = 0</text:span></text:span></text:p>
      <text:p text:style-name="Preformatted_20_Text"><text:span text:style-name="Source_20_Text"><text:span text:style-name="T1"><text:s text:c="4"/>waiting_times = [0] * n</text:span></text:span></text:p>
      <text:p text:style-name="Preformatted_20_Text"><text:span text:style-name="Source_20_Text"><text:span text:style-name="T1"><text:s text:c="4"/>remaining_processes = n</text:span></text:span></text:p>
      <text:p text:style-name="Preformatted_20_Text"><text:span text:style-name="Source_20_Text"><text:span text:style-name="T1"><text:s text:c="4"/>queue = []</text:span></text:span></text:p>
      <text:p text:style-name="Preformatted_20_Text"><text:span text:style-name="Source_20_Text"><text:span text:style-name="T1"><text:s text:c="4"/>current_time = 0</text:span></text:span></text:p>
      <text:p text:style-name="Preformatted_20_Text"><text:span text:style-name="Source_20_Text"><text:span text:style-name="T1"><text:s text:c="4"/></text:span></text:span></text:p>
      <text:p text:style-name="Preformatted_20_Text"><text:span text:style-name="Source_20_Text"><text:span text:style-name="T1"><text:s text:c="4"/>for i in range(n):</text:span></text:span></text:p>
      <text:p text:style-name="Preformatted_20_Text"><text:span text:style-name="Source_20_Text"><text:span text:style-name="T1"><text:s text:c="8"/>queue.append((i, processes[i][0], processes[i][1]))</text:span></text:span></text:p>
      <text:p text:style-name="Preformatted_20_Text"><text:span text:style-name="Source_20_Text"><text:span text:style-name="T1"><text:s text:c="4"/></text:span></text:span></text:p>
      <text:p text:style-name="Preformatted_20_Text"><text:span text:style-name="Source_20_Text"><text:span text:style-name="T1"><text:s text:c="4"/>while remaining_processes &gt; 0:</text:span></text:span></text:p>
      <text:p text:style-name="Preformatted_20_Text"><text:span text:style-name="Source_20_Text"><text:span text:style-name="T1"><text:s text:c="8"/>process_id, arrival_time, burst_time = queue.pop(0)</text:span></text:span></text:p>
      <text:p text:style-name="Preformatted_20_Text"><text:span text:style-name="Source_20_Text"><text:span text:style-name="T1"><text:s text:c="8"/>if burst_time &gt; quantum:</text:span></text:span></text:p>
      <text:p text:style-name="Preformatted_20_Text"><text:span text:style-name="Source_20_Text"><text:span text:style-name="T1"><text:s text:c="12"/>burst_time -= quantum</text:span></text:span></text:p>
      <text:p text:style-name="Preformatted_20_Text"><text:span text:style-name="Source_20_Text"><text:span text:style-name="T1"><text:s text:c="12"/>queue.append((process_id, current_time + quantum, burst_time))</text:span></text:span></text:p>
      <text:p text:style-name="Preformatted_20_Text"><text:span text:style-name="Source_20_Text"><text:span text:style-name="T1"><text:s text:c="8"/>else:</text:span></text:span></text:p>
      <text:p text:style-name="Preformatted_20_Text"><text:span text:style-name="Source_20_Text"><text:span text:style-name="T1"><text:s text:c="12"/>remaining_processes -= 1</text:span></text:span></text:p>
      <text:p text:style-name="Preformatted_20_Text"><text:span text:style-name="Source_20_Text"><text:span text:style-name="T1"><text:s text:c="12"/>completion_times[process_id] = current_time + burst_time</text:span></text:span></text:p>
      <text:p text:style-name="Preformatted_20_Text"><text:span text:style-name="Source_20_Text"><text:span text:style-name="T1"><text:s text:c="12"/>waiting_times[process_id] = completion_times[process_id] - arrival_time - processes[process_id][1]</text:span></text:span></text:p>
      <text:p text:style-name="Preformatted_20_Text"><text:span text:style-name="Source_20_Text"><text:span text:style-name="T1"><text:s text:c="12"/>total_time += waiting_times[process_id]</text:span></text:span></text:p>
      <text:p text:style-name="Preformatted_20_Text"><text:span text:style-name="Source_20_Text"><text:span text:style-name="T1"><text:s text:c="8"/>current_time += quantum</text:span></text:span></text:p>
      <text:p text:style-name="Preformatted_20_Text"><text:span text:style-name="Source_20_Text"><text:span text:style-name="T1"><text:s text:c="4"/></text:span></text:span></text:p>
      <text:p text:style-name="Preformatted_20_Text"><text:span text:style-name="Source_20_Text"><text:span text:style-name="T1"><text:s text:c="4"/>avg_waiting_time = total_time / n</text:span></text:span></text:p>
      <text:p text:style-name="Preformatted_20_Text"><text:span text:style-name="Source_20_Text"><text:span text:style-name="T1"><text:s text:c="4"/>avg_turnaround_time = sum(completion_times[i] - processes[i][0] for i in range(n)) / n</text:span></text:span></text:p>
      <text:p text:style-name="Preformatted_20_Text"><text:span text:style-name="Source_20_Text"><text:span text:style-name="T1"><text:s text:c="4"/></text:span></text:span></text:p>
      <text:p text:style-name="P22"><text:span text:style-name="Source_20_Text"><text:span text:style-name="T1"><text:s text:c="4"/>return (avg_waiting_time, avg_turnaround_time)</text:span></text:span></text:p>
      <text:p text:style-name="Text_20_body"/>
      <text:p text:style-name="Text_20_body"/>
      <text:p text:style-name="Text_20_body">Varying Time Quanta -</text:p>
      <text:p text:style-name="Text_20_body">The key difference between this implementation and the previous one is that we now have a <text:span text:style-name="Strong_20_Emphasis"><text:span text:style-name="Source_20_Text">time_quantum_list</text:span></text:span> argument that specifies the time quantum for each process. When we pop a process from the queue, we use its corresponding time quantum to determine how much of its burst time should be executed before adding it back to the queue or completing its execution.</text:p>
      <text:p text:style-name="Text_20_body">Note that in this implementation, we assume that the time quantum list is the same length as the list of processes, and that each process has a corresponding time quantum. If these assumptions do not hold, the function may raise an error.</text:p>
      <text:p text:style-name="Preformatted_20_Text"><text:span text:style-name="Source_20_Text"><text:span text:style-name="T1"/></text:span></text:p>
      <text:p text:style-name="Preformatted_20_Text"><text:soft-page-break/><text:span text:style-name="Source_20_Text"><text:span text:style-name="T1"/></text:span></text:p>
      <text:p text:style-name="Preformatted_20_Text"><text:span text:style-name="Source_20_Text"><text:span text:style-name="T1"/></text:span></text:p>
      <text:p text:style-name="Preformatted_20_Text"><text:span text:style-name="Source_20_Text"><text:span text:style-name="T1"/></text:span></text:p>
      <text:p text:style-name="Preformatted_20_Text"><text:span text:style-name="Source_20_Text"><text:span text:style-name="T1"/></text:span></text:p>
      <text:p text:style-name="Preformatted_20_Text"><text:span text:style-name="Source_20_Text"><text:span text:style-name="T1">def round_robin(processes, time_quantum_list):</text:span></text:span></text:p>
      <text:p text:style-name="Preformatted_20_Text"><text:span text:style-name="Source_20_Text"><text:span text:style-name="T1"><text:s text:c="4"/>n = len(processes)</text:span></text:span></text:p>
      <text:p text:style-name="Preformatted_20_Text"><text:span text:style-name="Source_20_Text"><text:span text:style-name="T1"><text:s text:c="4"/>completion_times = [0] * n</text:span></text:span></text:p>
      <text:p text:style-name="Preformatted_20_Text"><text:span text:style-name="Source_20_Text"><text:span text:style-name="T1"><text:s text:c="4"/>total_time = 0</text:span></text:span></text:p>
      <text:p text:style-name="Preformatted_20_Text"><text:span text:style-name="Source_20_Text"><text:span text:style-name="T1"><text:s text:c="4"/>waiting_times = [0] * n</text:span></text:span></text:p>
      <text:p text:style-name="Preformatted_20_Text"><text:span text:style-name="Source_20_Text"><text:span text:style-name="T1"><text:s text:c="4"/>remaining_processes = n</text:span></text:span></text:p>
      <text:p text:style-name="Preformatted_20_Text"><text:span text:style-name="Source_20_Text"><text:span text:style-name="T1"><text:s text:c="4"/>queue = []</text:span></text:span></text:p>
      <text:p text:style-name="Preformatted_20_Text"><text:span text:style-name="Source_20_Text"><text:span text:style-name="T1"><text:s text:c="4"/>current_time = 0</text:span></text:span></text:p>
      <text:p text:style-name="Preformatted_20_Text"><text:span text:style-name="Source_20_Text"><text:span text:style-name="T1"><text:s text:c="4"/></text:span></text:span></text:p>
      <text:p text:style-name="Preformatted_20_Text"><text:span text:style-name="Source_20_Text"><text:span text:style-name="T1"><text:s text:c="4"/>for i in range(n):</text:span></text:span></text:p>
      <text:p text:style-name="Preformatted_20_Text"><text:span text:style-name="Source_20_Text"><text:span text:style-name="T1"><text:s text:c="8"/>queue.append((i, processes[i][0], processes[i][1]))</text:span></text:span></text:p>
      <text:p text:style-name="Preformatted_20_Text"><text:span text:style-name="Source_20_Text"><text:span text:style-name="T1"><text:s text:c="4"/></text:span></text:span></text:p>
      <text:p text:style-name="Preformatted_20_Text"><text:span text:style-name="Source_20_Text"><text:span text:style-name="T1"><text:s text:c="4"/>while remaining_processes &gt; 0:</text:span></text:span></text:p>
      <text:p text:style-name="Preformatted_20_Text"><text:span text:style-name="Source_20_Text"><text:span text:style-name="T1"><text:s text:c="8"/>process_id, arrival_time, burst_time = queue.pop(0)</text:span></text:span></text:p>
      <text:p text:style-name="Preformatted_20_Text"><text:span text:style-name="Source_20_Text"><text:span text:style-name="T1"><text:s text:c="8"/>if burst_time &gt; time_quantum_list[process_id]:</text:span></text:span></text:p>
      <text:p text:style-name="Preformatted_20_Text"><text:span text:style-name="Source_20_Text"><text:span text:style-name="T1"><text:s text:c="12"/>burst_time -= time_quantum_list[process_id]</text:span></text:span></text:p>
      <text:p text:style-name="Preformatted_20_Text"><text:span text:style-name="Source_20_Text"><text:span text:style-name="T1"><text:s text:c="12"/>queue.append((process_id, current_time + time_quantum_list[process_id], burst_time))</text:span></text:span></text:p>
      <text:p text:style-name="Preformatted_20_Text"><text:span text:style-name="Source_20_Text"><text:span text:style-name="T1"><text:s text:c="8"/>else:</text:span></text:span></text:p>
      <text:p text:style-name="Preformatted_20_Text"><text:span text:style-name="Source_20_Text"><text:span text:style-name="T1"><text:s text:c="12"/>remaining_processes -= 1</text:span></text:span></text:p>
      <text:p text:style-name="Preformatted_20_Text"><text:span text:style-name="Source_20_Text"><text:span text:style-name="T1"><text:s text:c="12"/>completion_times[process_id] = current_time + burst_time</text:span></text:span></text:p>
      <text:p text:style-name="Preformatted_20_Text"><text:span text:style-name="Source_20_Text"><text:span text:style-name="T1"><text:s text:c="12"/>waiting_times[process_id] = completion_times[process_id] - arrival_time - processes[process_id][1]</text:span></text:span></text:p>
      <text:p text:style-name="Preformatted_20_Text"><text:span text:style-name="Source_20_Text"><text:span text:style-name="T1"><text:s text:c="12"/>total_time += waiting_times[process_id]</text:span></text:span></text:p>
      <text:p text:style-name="Preformatted_20_Text"><text:span text:style-name="Source_20_Text"><text:span text:style-name="T1"><text:s text:c="8"/>current_time += time_quantum_list[process_id]</text:span></text:span></text:p>
      <text:p text:style-name="Preformatted_20_Text"><text:span text:style-name="Source_20_Text"><text:span text:style-name="T1"><text:s text:c="4"/></text:span></text:span></text:p>
      <text:p text:style-name="Preformatted_20_Text"><text:span text:style-name="Source_20_Text"><text:span text:style-name="T1"><text:s text:c="4"/>avg_waiting_time = total_time / n</text:span></text:span></text:p>
      <text:p text:style-name="Preformatted_20_Text"><text:span text:style-name="Source_20_Text"><text:span text:style-name="T1"><text:s text:c="4"/>avg_turnaround_time = sum(completion_times[i] - processes[i][0] for i in range(n)) / n</text:span></text:span></text:p>
      <text:p text:style-name="Preformatted_20_Text"><text:span text:style-name="Source_20_Text"><text:span text:style-name="T1"><text:s text:c="4"/></text:span></text:span></text:p>
      <text:p text:style-name="P22"><text:span text:style-name="Source_20_Text"><text:span text:style-name="T1"><text:s text:c="4"/>return (avg_waiting_time, avg_turnaround_time)</text:span></text:span></text:p>
      <text:p text:style-name="P22"><text:span text:style-name="Source_20_Text"><text:span text:style-name="T1"/></text:span></text:p>
      <text:p text:style-name="P22"><text:span text:style-name="Source_20_Text"><text:span text:style-name="T1"/></text:span></text:p>
      <text:p text:style-name="P22"><text:span text:style-name="Source_20_Text"><text:span text:style-name="T1"/></text:span></text:p>
      <text:p text:style-name="P22"><text:span text:style-name="Source_20_Text"><text:span text:style-name="T1"/></text:span></text:p>
      <text:p text:style-name="P22"><text:span text:style-name="Source_20_Text"><text:span text:style-name="T1"/></text:span></text:p>
      <text:p text:style-name="P22"><text:span text:style-name="Source_20_Text"><text:span text:style-name="T1"/></text:span></text:p>
      <text:p text:style-name="P22"><text:span text:style-name="Source_20_Text"><text:span text:style-name="T1"/></text:span></text:p>
      <text:p text:style-name="P22"><text:span text:style-name="Source_20_Text"><text:span text:style-name="T1"/></text:span></text:p>
      <text:p text:style-name="P22"><text:span text:style-name="Source_20_Text"><text:span text:style-name="T1"/></text:span></text:p>
      <text:p text:style-name="P22"><text:span text:style-name="Source_20_Text"><text:span text:style-name="T1"/></text:span></text:p>
      <text:p text:style-name="P22"><text:span text:style-name="Source_20_Text"><text:span text:style-name="T1"/></text:span></text:p>
      <text:p text:style-name="P22"><text:span text:style-name="Source_20_Text"><text:span text:style-name="T1"/></text:span></text:p>
      <text:h text:style-name="P24" text:outline-level="3"><text:soft-page-break/><text:span text:style-name="Source_20_Text"><text:span text:style-name="T1">Shortest Remaining Time First (SRTF)</text:span></text:span></text:h>
      <text:p text:style-name="Preformatted_20_Text"><text:span text:style-name="Source_20_Text"><text:span text:style-name="T1">def srtf(processes):</text:span></text:span></text:p>
      <text:p text:style-name="Preformatted_20_Text"><text:span text:style-name="Source_20_Text"><text:span text:style-name="T1"><text:s text:c="4"/>n = len(processes)</text:span></text:span></text:p>
      <text:p text:style-name="Preformatted_20_Text"><text:span text:style-name="Source_20_Text"><text:span text:style-name="T1"><text:s text:c="4"/>remaining_burst_times = [processes[i][1] for i in range(n)]</text:span></text:span></text:p>
      <text:p text:style-name="Preformatted_20_Text"><text:span text:style-name="Source_20_Text"><text:span text:style-name="T1"><text:s text:c="4"/>completion_times = [0] * n</text:span></text:span></text:p>
      <text:p text:style-name="Preformatted_20_Text"><text:span text:style-name="Source_20_Text"><text:span text:style-name="T1"><text:s text:c="4"/>total_time = 0</text:span></text:span></text:p>
      <text:p text:style-name="Preformatted_20_Text"><text:span text:style-name="Source_20_Text"><text:span text:style-name="T1"><text:s text:c="4"/>waiting_times = [0] * n</text:span></text:span></text:p>
      <text:p text:style-name="Preformatted_20_Text"><text:span text:style-name="Source_20_Text"><text:span text:style-name="T1"><text:s text:c="4"/>remaining_processes = n</text:span></text:span></text:p>
      <text:p text:style-name="Preformatted_20_Text"><text:span text:style-name="Source_20_Text"><text:span text:style-name="T1"><text:s text:c="4"/>current_time = 0</text:span></text:span></text:p>
      <text:p text:style-name="Preformatted_20_Text"><text:span text:style-name="Source_20_Text"><text:span text:style-name="T1"><text:s text:c="4"/></text:span></text:span></text:p>
      <text:p text:style-name="Preformatted_20_Text"><text:span text:style-name="Source_20_Text"><text:span text:style-name="T1"><text:s text:c="4"/>while remaining_processes &gt; 0:</text:span></text:span></text:p>
      <text:p text:style-name="Preformatted_20_Text"><text:span text:style-name="Source_20_Text"><text:span text:style-name="T1"><text:s text:c="8"/>shortest_index = -1</text:span></text:span></text:p>
      <text:p text:style-name="Preformatted_20_Text"><text:span text:style-name="Source_20_Text"><text:span text:style-name="T1"><text:s text:c="8"/>shortest_burst_time = float('inf')</text:span></text:span></text:p>
      <text:p text:style-name="Preformatted_20_Text"><text:span text:style-name="Source_20_Text"><text:span text:style-name="T1"><text:s text:c="8"/></text:span></text:span></text:p>
      <text:p text:style-name="Preformatted_20_Text"><text:span text:style-name="Source_20_Text"><text:span text:style-name="T1"><text:s text:c="8"/>for i in range(n):</text:span></text:span></text:p>
      <text:p text:style-name="Preformatted_20_Text"><text:span text:style-name="Source_20_Text"><text:span text:style-name="T1"><text:s text:c="12"/>if remaining_burst_times[i] &gt; 0 and processes[i][0] &lt;= current_time:</text:span></text:span></text:p>
      <text:p text:style-name="Preformatted_20_Text"><text:span text:style-name="Source_20_Text"><text:span text:style-name="T1"><text:s text:c="16"/>if remaining_burst_times[i] &lt; shortest_burst_time:</text:span></text:span></text:p>
      <text:p text:style-name="Preformatted_20_Text"><text:span text:style-name="Source_20_Text"><text:span text:style-name="T1"><text:s text:c="20"/>shortest_index = i</text:span></text:span></text:p>
      <text:p text:style-name="Preformatted_20_Text"><text:span text:style-name="Source_20_Text"><text:span text:style-name="T1"><text:s text:c="20"/>shortest_burst_time = remaining_burst_times[i]</text:span></text:span></text:p>
      <text:p text:style-name="Preformatted_20_Text"><text:span text:style-name="Source_20_Text"><text:span text:style-name="T1"><text:s text:c="8"/></text:span></text:span></text:p>
      <text:p text:style-name="Preformatted_20_Text"><text:span text:style-name="Source_20_Text"><text:span text:style-name="T1"><text:s text:c="8"/>if shortest_index == -1:</text:span></text:span></text:p>
      <text:p text:style-name="Preformatted_20_Text"><text:span text:style-name="Source_20_Text"><text:span text:style-name="T1"><text:s text:c="12"/>current_time += 1</text:span></text:span></text:p>
      <text:p text:style-name="Preformatted_20_Text"><text:span text:style-name="Source_20_Text"><text:span text:style-name="T1"><text:s text:c="12"/>continue</text:span></text:span></text:p>
      <text:p text:style-name="Preformatted_20_Text"><text:span text:style-name="Source_20_Text"><text:span text:style-name="T1"><text:s text:c="8"/></text:span></text:span></text:p>
      <text:p text:style-name="Preformatted_20_Text"><text:span text:style-name="Source_20_Text"><text:span text:style-name="T1"><text:s text:c="8"/>remaining_burst_times[shortest_index] -= 1</text:span></text:span></text:p>
      <text:p text:style-name="Preformatted_20_Text"><text:span text:style-name="Source_20_Text"><text:span text:style-name="T1"><text:s text:c="8"/></text:span></text:span></text:p>
      <text:p text:style-name="Preformatted_20_Text"><text:span text:style-name="Source_20_Text"><text:span text:style-name="T1"><text:s text:c="8"/>if remaining_burst_times[shortest_index] == 0:</text:span></text:span></text:p>
      <text:p text:style-name="Preformatted_20_Text"><text:span text:style-name="Source_20_Text"><text:span text:style-name="T1"><text:s text:c="12"/>remaining_processes -= 1</text:span></text:span></text:p>
      <text:p text:style-name="Preformatted_20_Text"><text:span text:style-name="Source_20_Text"><text:span text:style-name="T1"><text:s text:c="12"/>completion_times[shortest_index] = current_time + 1</text:span></text:span></text:p>
      <text:p text:style-name="Preformatted_20_Text"><text:span text:style-name="Source_20_Text"><text:span text:style-name="T1"><text:s text:c="12"/>waiting_times[shortest_index] = completion_times[shortest_index] - processes[shortest_index][1] - processes[shortest_index][0]</text:span></text:span></text:p>
      <text:p text:style-name="Preformatted_20_Text"><text:span text:style-name="Source_20_Text"><text:span text:style-name="T1"><text:s text:c="12"/>total_time += waiting_times[shortest_index]</text:span></text:span></text:p>
      <text:p text:style-name="Preformatted_20_Text"><text:span text:style-name="Source_20_Text"><text:span text:style-name="T1"><text:s text:c="8"/></text:span></text:span></text:p>
      <text:p text:style-name="Preformatted_20_Text"><text:span text:style-name="Source_20_Text"><text:span text:style-name="T1"><text:s text:c="8"/>current_time += 1</text:span></text:span></text:p>
      <text:p text:style-name="Preformatted_20_Text"><text:span text:style-name="Source_20_Text"><text:span text:style-name="T1"><text:s text:c="4"/></text:span></text:span></text:p>
      <text:p text:style-name="Preformatted_20_Text"><text:span text:style-name="Source_20_Text"><text:span text:style-name="T1"><text:s text:c="4"/>avg_waiting_time = total_time / n</text:span></text:span></text:p>
      <text:p text:style-name="Preformatted_20_Text"><text:span text:style-name="Source_20_Text"><text:span text:style-name="T1"><text:s text:c="4"/>avg_turnaround_time = sum(completion_times[i] - processes[i][0] for i in range(n)) / n</text:span></text:span></text:p>
      <text:p text:style-name="Preformatted_20_Text"><text:span text:style-name="Source_20_Text"><text:span text:style-name="T1"><text:s text:c="4"/></text:span></text:span></text:p>
      <text:p text:style-name="P22"><text:span text:style-name="Source_20_Text"><text:span text:style-name="T1"><text:s text:c="4"/>return (avg_waiting_time, avg_turnaround_time)</text:span></text:span></text:p>
      <text:p text:style-name="P4"/>
      <text:p text:style-name="Text_20_body"/>
      <text:p text:style-name="Text_20_body">In this implementation, we use a <text:span text:style-name="Strong_20_Emphasis"><text:span text:style-name="Source_20_Text">remaining_burst_times</text:span></text:span> list to keep track of how much burst time each process still has remaining. We initialize this list with the burst times of all the processes. Then, we repeatedly loop over all the processes and choose the one with the shortest remaining burst time that has already arrived. If multiple processes have the same remaining burst time, we choose the one that arrived first. We execute one unit of burst time for the chosen process, and update our <text:span text:style-name="Strong_20_Emphasis"><text:span text:style-name="Source_20_Text">remaining_burst_times</text:span></text:span> list accordingly. If the chosen process has completed execution, we update our <text:span text:style-name="Strong_20_Emphasis"><text:span text:style-name="Source_20_Text">completion_times</text:span></text:span> and <text:span text:style-name="Strong_20_Emphasis"><text:span text:style-name="Source_20_Text">waiting_times</text:span></text:span> lists, and decrement <text:span text:style-name="Strong_20_Emphasis"><text:span text:style-name="Source_20_Text">remaining_processes</text:span></text:span>. We continue this loop until all processes have completed execution.</text:p>
      <text:p text:style-name="P22"><text:span text:style-name="Source_20_Text"><text:span text:style-name="T1"/></text:span></text:p>
      <text:p text:style-name="P22"><text:span text:style-name="Source_20_Text"><text:span text:style-name="T1"/></text:span></text:p>
      <text:p text:style-name="P22"><text:span text:style-name="Source_20_Text"><text:span text:style-name="T1"/></text:span></text:p>
      <text:h text:style-name="P24" text:outline-level="3"><text:soft-page-break/><text:span text:style-name="Source_20_Text"><text:span text:style-name="T1">Progressive Round Robin (PRR)</text:span></text:span></text:h>
      <text:p text:style-name="Preformatted_20_Text"><text:span text:style-name="Source_20_Text">from collections import deque</text:span></text:p>
      <text:p text:style-name="Preformatted_20_Text"/>
      <text:p text:style-name="Preformatted_20_Text"><text:span text:style-name="Source_20_Text">def progressive_round_robin(processes, time_quantum):</text:span></text:p>
      <text:p text:style-name="Preformatted_20_Text"><text:span text:style-name="Source_20_Text"><text:s text:c="4"/>queue = deque(processes)</text:span></text:p>
      <text:p text:style-name="Preformatted_20_Text"><text:span text:style-name="Source_20_Text"><text:s text:c="4"/>total_time = 0</text:span></text:p>
      <text:p text:style-name="Preformatted_20_Text"><text:span text:style-name="Source_20_Text"><text:s text:c="4"/>remaining_burst_time = {}</text:span></text:p>
      <text:p text:style-name="Preformatted_20_Text"/>
      <text:p text:style-name="Preformatted_20_Text"><text:span text:style-name="Source_20_Text"><text:s text:c="4"/># Initialize remaining burst time for each process</text:span></text:p>
      <text:p text:style-name="Preformatted_20_Text"><text:span text:style-name="Source_20_Text"><text:s text:c="4"/>for process in processes:</text:span></text:p>
      <text:p text:style-name="Preformatted_20_Text"><text:span text:style-name="Source_20_Text"><text:s text:c="8"/>remaining_burst_time[process[0]] = process[1]</text:span></text:p>
      <text:p text:style-name="Preformatted_20_Text"/>
      <text:p text:style-name="Preformatted_20_Text"><text:span text:style-name="Source_20_Text"><text:s text:c="4"/>while queue:</text:span></text:p>
      <text:p text:style-name="Preformatted_20_Text"><text:span text:style-name="Source_20_Text"><text:s text:c="8"/>process, burst_time, arrival_time, priority = queue.popleft()</text:span></text:p>
      <text:p text:style-name="Preformatted_20_Text"><text:span text:style-name="Source_20_Text"><text:s text:c="8"/>if remaining_burst_time[process] &lt;= time_quantum:</text:span></text:p>
      <text:p text:style-name="Preformatted_20_Text"><text:span text:style-name="Source_20_Text"><text:s text:c="12"/>total_time += remaining_burst_time[process]</text:span></text:p>
      <text:p text:style-name="Preformatted_20_Text"><text:span text:style-name="Source_20_Text"><text:s text:c="12"/>remaining_burst_time[process] = 0</text:span></text:p>
      <text:p text:style-name="Preformatted_20_Text"><text:span text:style-name="Source_20_Text"><text:s text:c="12"/>print("Process", process, "completed at time", total_time)</text:span></text:p>
      <text:p text:style-name="Preformatted_20_Text"><text:span text:style-name="Source_20_Text"><text:s text:c="8"/>else:</text:span></text:p>
      <text:p text:style-name="Preformatted_20_Text"><text:span text:style-name="Source_20_Text"><text:s text:c="12"/>total_time += time_quantum</text:span></text:p>
      <text:p text:style-name="Preformatted_20_Text"><text:span text:style-name="Source_20_Text"><text:s text:c="12"/>remaining_burst_time[process] -= time_quantum</text:span></text:p>
      <text:p text:style-name="Preformatted_20_Text"><text:span text:style-name="Source_20_Text"><text:s text:c="12"/>print("Time quantum expired for process", process, "at time", total_time)</text:span></text:p>
      <text:p text:style-name="Preformatted_20_Text"><text:span text:style-name="Source_20_Text"><text:s text:c="12"/>if remaining_burst_time[process] &gt; 0:</text:span></text:p>
      <text:p text:style-name="Preformatted_20_Text"><text:span text:style-name="Source_20_Text"><text:s text:c="16"/>new_time_quantum = int(time_quantum * 1.1)</text:span></text:p>
      <text:p text:style-name="Preformatted_20_Text"><text:span text:style-name="Source_20_Text"><text:s text:c="16"/>if new_time_quantum &gt; burst_time:</text:span></text:p>
      <text:p text:style-name="Preformatted_20_Text"><text:span text:style-name="Source_20_Text"><text:s text:c="20"/>new_time_quantum = burst_time</text:span></text:p>
      <text:p text:style-name="Preformatted_20_Text"><text:span text:style-name="Source_20_Text"><text:s text:c="16"/>queue.append((process, remaining_burst_time[process], arrival_time, priority))</text:span></text:p>
      <text:p text:style-name="Preformatted_20_Text"><text:span text:style-name="Source_20_Text"><text:s text:c="16"/>remaining_burst_time[process] = 0</text:span></text:p>
      <text:p text:style-name="Preformatted_20_Text"><text:span text:style-name="Source_20_Text"><text:s text:c="16"/>queue.appendleft((process, new_time_quantum, arrival_time, priority))</text:span></text:p>
      <text:p text:style-name="Preformatted_20_Text"><text:span text:style-name="Source_20_Text"><text:s text:c="16"/>print("Process", process, "added back to the queue with a new time quantum of", new_time_quantum)</text:span></text:p>
      <text:p text:style-name="Preformatted_20_Text"/>
      <text:p text:style-name="Preformatted_20_Text"><text:span text:style-name="Source_20_Text"><text:s text:c="8"/># Add new processes that have arrived</text:span></text:p>
      <text:p text:style-name="Preformatted_20_Text"><text:span text:style-name="Source_20_Text"><text:s text:c="8"/>for process, burst_time, arrival_time, priority in queue:</text:span></text:p>
      <text:p text:style-name="Preformatted_20_Text"><text:span text:style-name="Source_20_Text"><text:s text:c="12"/>if arrival_time &lt;= total_time:</text:span></text:p>
      <text:p text:style-name="Preformatted_20_Text"><text:span text:style-name="Source_20_Text"><text:s text:c="16"/>remaining_burst_time[process] = burst_time</text:span></text:p>
      <text:p text:style-name="Preformatted_20_Text"><text:span text:style-name="Source_20_Text"><text:s text:c="16"/>print("Process", process, "added to the queue at time", total_time)</text:span></text:p>
      <text:p text:style-name="Preformatted_20_Text"/>
      <text:p text:style-name="P22"><text:span text:style-name="Source_20_Text"><text:s text:c="4"/>print("Total time taken:", total_time)</text:span></text:p>
      <text:p text:style-name="Text_20_body">The function takes in a list of processes, where each process is represented as a tuple containing its name, burst time, arrival time, and priority. It also takes in an initial time quantum for the Round Robin scheduling.</text:p>
      <text:p text:style-name="Text_20_body">In the main loop, the function processes each process in the queue one by one, using the Round Robin scheduling approach. If the process completes within the time quantum, it is removed from the queue and the total time is incremented by the remaining burst time of the process. Otherwise, the process is put back into the queue with a new time quantum that is increased by 10% of the original time quantum. However, if the new time quantum exceeds the remaining burst time of the process, the time quantum is set to the remaining burst time. This ensures that the process will complete in the next cycle.</text:p>
      <text:p text:style-name="Text_20_body">The function also checks for new processes that arrive during the current cycle, and adds them to the queue if their arrival time is less than or equal to the current time.</text:p>
      <text:p text:style-name="Text_20_body">Note that the function uses a deque object from the collections module to implement the queue data <text:soft-page-break/>structure, which provides efficient O(1) operations for adding and removing elements from both ends of the queue.</text:p>
      <text:p text:style-name="Text_20_body"><text:span text:style-name="T1"/></text:p>
      <text:p text:style-name="Preformatted_20_Text"><text:span text:style-name="Source_20_Text"><text:span text:style-name="T1">from queue import PriorityQueue</text:span></text:span></text:p>
      <text:p text:style-name="P21"/>
      <text:p text:style-name="Preformatted_20_Text"><text:span text:style-name="Source_20_Text"><text:span text:style-name="T1">def progressive_round_robin_preemptive(processes, time_quantum):</text:span></text:span></text:p>
      <text:p text:style-name="Preformatted_20_Text"><text:span text:style-name="Source_20_Text"><text:span text:style-name="T1"><text:s text:c="4"/># Sort the processes by arrival time</text:span></text:span></text:p>
      <text:p text:style-name="Preformatted_20_Text"><text:span text:style-name="Source_20_Text"><text:span text:style-name="T1"><text:s text:c="4"/>processes.sort(key=lambda x: x[0])</text:span></text:span></text:p>
      <text:p text:style-name="Preformatted_20_Text"><text:span text:style-name="Source_20_Text"><text:span text:style-name="T1"><text:s text:c="4"/></text:span></text:span></text:p>
      <text:p text:style-name="Preformatted_20_Text"><text:span text:style-name="Source_20_Text"><text:span text:style-name="T1"><text:s text:c="4"/># Initialize the priority queue and current time</text:span></text:span></text:p>
      <text:p text:style-name="Preformatted_20_Text"><text:span text:style-name="Source_20_Text"><text:span text:style-name="T1"><text:s text:c="4"/>pq = PriorityQueue()</text:span></text:span></text:p>
      <text:p text:style-name="Preformatted_20_Text"><text:span text:style-name="Source_20_Text"><text:span text:style-name="T1"><text:s text:c="4"/>current_time = 0</text:span></text:span></text:p>
      <text:p text:style-name="Preformatted_20_Text"><text:span text:style-name="Source_20_Text"><text:span text:style-name="T1"><text:s text:c="4"/>time_quantum_original = time_quantum</text:span></text:span></text:p>
      <text:p text:style-name="Preformatted_20_Text"><text:span text:style-name="Source_20_Text"><text:span text:style-name="T1"><text:s text:c="4"/></text:span></text:span></text:p>
      <text:p text:style-name="Preformatted_20_Text"><text:span text:style-name="Source_20_Text"><text:span text:style-name="T1"><text:s text:c="4"/># Initialize waiting times, turnaround times, and the number of completed processes</text:span></text:span></text:p>
      <text:p text:style-name="Preformatted_20_Text"><text:span text:style-name="Source_20_Text"><text:span text:style-name="T1"><text:s text:c="4"/>waiting_times = [0] * len(processes)</text:span></text:span></text:p>
      <text:p text:style-name="Preformatted_20_Text"><text:span text:style-name="Source_20_Text"><text:span text:style-name="T1"><text:s text:c="4"/>turnaround_times = [0] * len(processes)</text:span></text:span></text:p>
      <text:p text:style-name="Preformatted_20_Text"><text:span text:style-name="Source_20_Text"><text:span text:style-name="T1"><text:s text:c="4"/>completed = 0</text:span></text:span></text:p>
      <text:p text:style-name="Preformatted_20_Text"><text:span text:style-name="Source_20_Text"><text:span text:style-name="T1"><text:s text:c="4"/></text:span></text:span></text:p>
      <text:p text:style-name="Preformatted_20_Text"><text:span text:style-name="Source_20_Text"><text:span text:style-name="T1"><text:s text:c="4"/># Add the first process to the priority queue</text:span></text:span></text:p>
      <text:p text:style-name="Preformatted_20_Text"><text:span text:style-name="Source_20_Text"><text:span text:style-name="T1"><text:s text:c="4"/>pq.put((processes[0][1], processes[0]))</text:span></text:span></text:p>
      <text:p text:style-name="Preformatted_20_Text"><text:span text:style-name="Source_20_Text"><text:span text:style-name="T1"><text:s text:c="4"/>i = 1</text:span></text:span></text:p>
      <text:p text:style-name="Preformatted_20_Text"><text:span text:style-name="Source_20_Text"><text:span text:style-name="T1"><text:s text:c="4"/></text:span></text:span></text:p>
      <text:p text:style-name="Preformatted_20_Text"><text:span text:style-name="Source_20_Text"><text:span text:style-name="T1"><text:s text:c="4"/># Loop until all processes are completed</text:span></text:span></text:p>
      <text:p text:style-name="Preformatted_20_Text"><text:span text:style-name="Source_20_Text"><text:span text:style-name="T1"><text:s text:c="4"/>while completed &lt; len(processes):</text:span></text:span></text:p>
      <text:p text:style-name="Preformatted_20_Text"><text:span text:style-name="Source_20_Text"><text:span text:style-name="T1"><text:s text:c="8"/># Get the next process to execute</text:span></text:span></text:p>
      <text:p text:style-name="Preformatted_20_Text"><text:span text:style-name="Source_20_Text"><text:span text:style-name="T1"><text:s text:c="8"/>if not pq.empty():</text:span></text:span></text:p>
      <text:p text:style-name="Preformatted_20_Text"><text:span text:style-name="Source_20_Text"><text:span text:style-name="T1"><text:s text:c="12"/>time_quantum = time_quantum_original</text:span></text:span></text:p>
      <text:p text:style-name="Preformatted_20_Text"><text:span text:style-name="Source_20_Text"><text:span text:style-name="T1"><text:s text:c="12"/>current_process = pq.get()[1]</text:span></text:span></text:p>
      <text:p text:style-name="Preformatted_20_Text"><text:span text:style-name="Source_20_Text"><text:span text:style-name="T1"><text:s text:c="8"/>else:</text:span></text:span></text:p>
      <text:p text:style-name="Preformatted_20_Text"><text:span text:style-name="Source_20_Text"><text:span text:style-name="T1"><text:s text:c="12"/>time_quantum = 0</text:span></text:span></text:p>
      <text:p text:style-name="Preformatted_20_Text"><text:span text:style-name="Source_20_Text"><text:span text:style-name="T1"><text:s text:c="12"/>current_process = processes[i]</text:span></text:span></text:p>
      <text:p text:style-name="Preformatted_20_Text"><text:span text:style-name="Source_20_Text"><text:span text:style-name="T1"><text:s text:c="12"/>i += 1</text:span></text:span></text:p>
      <text:p text:style-name="P21"/>
      <text:p text:style-name="Preformatted_20_Text"><text:span text:style-name="Source_20_Text"><text:span text:style-name="T1"><text:s text:c="8"/># Execute the process for the time quantum or the remaining burst time, whichever is smaller</text:span></text:span></text:p>
      <text:p text:style-name="Preformatted_20_Text"><text:span text:style-name="Source_20_Text"><text:span text:style-name="T1"><text:s text:c="8"/>if current_process[1] &lt;= time_quantum:</text:span></text:span></text:p>
      <text:p text:style-name="Preformatted_20_Text"><text:span text:style-name="Source_20_Text"><text:span text:style-name="T1"><text:s text:c="12"/>current_time += current_process[1]</text:span></text:span></text:p>
      <text:p text:style-name="Preformatted_20_Text"><text:span text:style-name="Source_20_Text"><text:span text:style-name="T1"><text:s text:c="12"/>for j in range(i, len(processes)):</text:span></text:span></text:p>
      <text:p text:style-name="Preformatted_20_Text"><text:span text:style-name="Source_20_Text"><text:span text:style-name="T1"><text:s text:c="16"/>if processes[j][0] &lt;= current_time:</text:span></text:span></text:p>
      <text:p text:style-name="Preformatted_20_Text"><text:span text:style-name="Source_20_Text"><text:span text:style-name="T1"><text:s text:c="20"/>pq.put((processes[j][2], processes[j]))</text:span></text:span></text:p>
      <text:p text:style-name="Preformatted_20_Text"><text:span text:style-name="Source_20_Text"><text:span text:style-name="T1"><text:s text:c="20"/>i += 1</text:span></text:span></text:p>
      <text:p text:style-name="Preformatted_20_Text"><text:span text:style-name="Source_20_Text"><text:span text:style-name="T1"><text:s text:c="16"/>else:</text:span></text:span></text:p>
      <text:p text:style-name="Preformatted_20_Text"><text:span text:style-name="Source_20_Text"><text:span text:style-name="T1"><text:s text:c="20"/>break</text:span></text:span></text:p>
      <text:p text:style-name="Preformatted_20_Text"><text:span text:style-name="Source_20_Text"><text:span text:style-name="T1"><text:s text:c="12"/>turnaround_times[current_process[3]] = current_time - current_process[0]</text:span></text:span></text:p>
      <text:p text:style-name="Preformatted_20_Text"><text:span text:style-name="Source_20_Text"><text:span text:style-name="T1"><text:s text:c="12"/>completed += 1</text:span></text:span></text:p>
      <text:p text:style-name="Preformatted_20_Text"><text:span text:style-name="Source_20_Text"><text:span text:style-name="T1"><text:s text:c="8"/>else:</text:span></text:span></text:p>
      <text:p text:style-name="Preformatted_20_Text"><text:span text:style-name="Source_20_Text"><text:span text:style-name="T1"><text:s text:c="12"/>current_time += time_quantum</text:span></text:span></text:p>
      <text:p text:style-name="Preformatted_20_Text"><text:span text:style-name="Source_20_Text"><text:span text:style-name="T1"><text:s text:c="12"/>current_process[1] -= time_quantum</text:span></text:span></text:p>
      <text:p text:style-name="Preformatted_20_Text"><text:span text:style-name="Source_20_Text"><text:span text:style-name="T1"><text:s text:c="12"/>pq.put((-(current_process[2] * (time_quantum / time_quantum_original)), current_process))</text:span></text:span></text:p>
      <text:p text:style-name="P21"/>
      <text:p text:style-name="Preformatted_20_Text"><text:span text:style-name="Source_20_Text"><text:span text:style-name="T1"><text:s text:c="4"/># Calculate the waiting time for each process</text:span></text:span></text:p>
      <text:p text:style-name="Preformatted_20_Text"><text:span text:style-name="Source_20_Text"><text:span text:style-name="T1"><text:s text:c="4"/>for i in range(len(processes)):</text:span></text:span></text:p>
      <text:p text:style-name="Preformatted_20_Text"><text:span text:style-name="Source_20_Text"><text:span text:style-name="T1"><text:s text:c="8"/>waiting_times[i] = turnaround_times[i] - processes[i][1]</text:span></text:span></text:p>
      <text:p text:style-name="P21"/>
      <text:p text:style-name="Preformatted_20_Text"><text:span text:style-name="Source_20_Text"><text:span text:style-name="T1"><text:s text:c="4"/># Calculate the average waiting time and turnaround time</text:span></text:span></text:p>
      <text:p text:style-name="Preformatted_20_Text"><text:span text:style-name="Source_20_Text"><text:span text:style-name="T1"><text:s text:c="4"/>avg_waiting_time = sum(waiting_times) / len(processes)</text:span></text:span></text:p>
      <text:p text:style-name="Preformatted_20_Text"><text:span text:style-name="Source_20_Text"><text:span text:style-name="T1"><text:s text:c="4"/>avg_turnaround_time = sum(turnaround_times) / len(processes)</text:span></text:span></text:p>
      <text:p text:style-name="P21"/>
      <text:p text:style-name="P22"><text:soft-page-break/><text:span text:style-name="Source_20_Text"><text:span text:style-name="T1"><text:s text:c="4"/>return avg_waiting_time, avg_turnaround_time</text:span></text:span></text:p>
      <text:h text:style-name="P24" text:outline-level="3"><text:span text:style-name="Source_20_Text"><text:span text:style-name="T1">Earliest Deadline First (EDF)</text:span></text:span></text:h>
      <text:p text:style-name="Preformatted_20_Text"><text:span text:style-name="Source_20_Text"><text:span text:style-name="T1">def edf(processes):</text:span></text:span></text:p>
      <text:p text:style-name="Preformatted_20_Text"><text:span text:style-name="Source_20_Text"><text:span text:style-name="T1"><text:s text:c="4"/>"""</text:span></text:span></text:p>
      <text:p text:style-name="Preformatted_20_Text"><text:span text:style-name="Source_20_Text"><text:span text:style-name="T1"><text:s text:c="4"/>Implementation of Earliest Deadline First (EDF) scheduling algorithm</text:span></text:span></text:p>
      <text:p text:style-name="Preformatted_20_Text"><text:span text:style-name="Source_20_Text"><text:span text:style-name="T1"><text:s text:c="4"/>Args:</text:span></text:span></text:p>
      <text:p text:style-name="Preformatted_20_Text"><text:span text:style-name="Source_20_Text"><text:span text:style-name="T1"><text:s text:c="8"/>processes (list): List of dictionaries representing processes with keys - </text:span></text:span></text:p>
      <text:p text:style-name="Preformatted_20_Text"><text:span text:style-name="Source_20_Text"><text:span text:style-name="T1"><text:s text:c="12"/>arrival_time, burst_time, deadline</text:span></text:span></text:p>
      <text:p text:style-name="Preformatted_20_Text"><text:span text:style-name="Source_20_Text"><text:span text:style-name="T1"><text:s text:c="4"/>Returns:</text:span></text:span></text:p>
      <text:p text:style-name="Preformatted_20_Text"><text:span text:style-name="Source_20_Text"><text:span text:style-name="T1"><text:s text:c="8"/>list: List of dictionaries representing the schedule order with keys - </text:span></text:span></text:p>
      <text:p text:style-name="Preformatted_20_Text"><text:span text:style-name="Source_20_Text"><text:span text:style-name="T1"><text:s text:c="12"/>start_time, process_id</text:span></text:span></text:p>
      <text:p text:style-name="Preformatted_20_Text"><text:span text:style-name="Source_20_Text"><text:span text:style-name="T1"><text:s text:c="4"/>"""</text:span></text:span></text:p>
      <text:p text:style-name="Preformatted_20_Text"><text:span text:style-name="Source_20_Text"><text:span text:style-name="T1"><text:s text:c="4"/># Sort the processes based on their deadlines</text:span></text:span></text:p>
      <text:p text:style-name="Preformatted_20_Text"><text:span text:style-name="Source_20_Text"><text:span text:style-name="T1"><text:s text:c="4"/>sorted_processes = sorted(processes, key=lambda x: x['deadline'])</text:span></text:span></text:p>
      <text:p text:style-name="P21"/>
      <text:p text:style-name="Preformatted_20_Text"><text:span text:style-name="Source_20_Text"><text:span text:style-name="T1"><text:s text:c="4"/># Initialize the time and schedule list</text:span></text:span></text:p>
      <text:p text:style-name="Preformatted_20_Text"><text:span text:style-name="Source_20_Text"><text:span text:style-name="T1"><text:s text:c="4"/>time = 0</text:span></text:span></text:p>
      <text:p text:style-name="Preformatted_20_Text"><text:span text:style-name="Source_20_Text"><text:span text:style-name="T1"><text:s text:c="4"/>schedule = []</text:span></text:span></text:p>
      <text:p text:style-name="P21"/>
      <text:p text:style-name="Preformatted_20_Text"><text:span text:style-name="Source_20_Text"><text:span text:style-name="T1"><text:s text:c="4"/># Loop until all processes are completed</text:span></text:span></text:p>
      <text:p text:style-name="Preformatted_20_Text"><text:span text:style-name="Source_20_Text"><text:span text:style-name="T1"><text:s text:c="4"/>while len(sorted_processes) &gt; 0:</text:span></text:span></text:p>
      <text:p text:style-name="Preformatted_20_Text"><text:span text:style-name="Source_20_Text"><text:span text:style-name="T1"><text:s text:c="8"/># Get the process with the earliest deadline</text:span></text:span></text:p>
      <text:p text:style-name="Preformatted_20_Text"><text:span text:style-name="Source_20_Text"><text:span text:style-name="T1"><text:s text:c="8"/>current_process = sorted_processes[0]</text:span></text:span></text:p>
      <text:p text:style-name="P21"/>
      <text:p text:style-name="Preformatted_20_Text"><text:span text:style-name="Source_20_Text"><text:span text:style-name="T1"><text:s text:c="8"/># If the current process has not arrived yet, wait for it</text:span></text:span></text:p>
      <text:p text:style-name="Preformatted_20_Text"><text:span text:style-name="Source_20_Text"><text:span text:style-name="T1"><text:s text:c="8"/>if current_process['arrival_time'] &gt; time:</text:span></text:span></text:p>
      <text:p text:style-name="Preformatted_20_Text"><text:span text:style-name="Source_20_Text"><text:span text:style-name="T1"><text:s text:c="12"/>time += 1</text:span></text:span></text:p>
      <text:p text:style-name="Preformatted_20_Text"><text:span text:style-name="Source_20_Text"><text:span text:style-name="T1"><text:s text:c="12"/>continue</text:span></text:span></text:p>
      <text:p text:style-name="P21"/>
      <text:p text:style-name="Preformatted_20_Text"><text:span text:style-name="Source_20_Text"><text:span text:style-name="T1"><text:s text:c="8"/># Add the current process to the schedule and update its start time</text:span></text:span></text:p>
      <text:p text:style-name="Preformatted_20_Text"><text:span text:style-name="Source_20_Text"><text:span text:style-name="T1"><text:s text:c="8"/>schedule.append({'start_time': time, 'process_id': current_process['id']})</text:span></text:span></text:p>
      <text:p text:style-name="P21"/>
      <text:p text:style-name="Preformatted_20_Text"><text:span text:style-name="Source_20_Text"><text:span text:style-name="T1"><text:s text:c="8"/># Update the time and remove the current process from the sorted processes list</text:span></text:span></text:p>
      <text:p text:style-name="Preformatted_20_Text"><text:span text:style-name="Source_20_Text"><text:span text:style-name="T1"><text:s text:c="8"/>time += current_process['burst_time']</text:span></text:span></text:p>
      <text:p text:style-name="Preformatted_20_Text"><text:span text:style-name="Source_20_Text"><text:span text:style-name="T1"><text:s text:c="8"/>sorted_processes.pop(0)</text:span></text:span></text:p>
      <text:p text:style-name="P21"/>
      <text:p text:style-name="P22"><text:span text:style-name="Source_20_Text"><text:span text:style-name="T1"><text:s text:c="4"/>return schedule</text:span></text:span></text:p>
      <text:p text:style-name="Text_20_body">The <text:span text:style-name="Strong_20_Emphasis"><text:span text:style-name="Source_20_Text">processes</text:span></text:span> argument is a list of dictionaries, where each dictionary represents a process and contains the following keys:</text:p>
      <text:list xml:id="list666639005200816904" text:style-name="L4">
        <text:list-item>
          <text:p text:style-name="P14"><text:span text:style-name="Strong_20_Emphasis"><text:span text:style-name="Source_20_Text">id</text:span></text:span> (int): The unique identifier of the process </text:p>
        </text:list-item>
        <text:list-item>
          <text:p text:style-name="P14"><text:span text:style-name="Strong_20_Emphasis"><text:span text:style-name="Source_20_Text">arrival_time</text:span></text:span> (int): The time at which the process arrives </text:p>
        </text:list-item>
        <text:list-item>
          <text:p text:style-name="P14"><text:span text:style-name="Strong_20_Emphasis"><text:span text:style-name="Source_20_Text">burst_time</text:span></text:span> (int): The amount of time the process requires to complete </text:p>
        </text:list-item>
        <text:list-item>
          <text:p text:style-name="P5"><text:span text:style-name="Strong_20_Emphasis"><text:span text:style-name="Source_20_Text">deadline</text:span></text:span> (int): The time at which the process must complete </text:p>
        </text:list-item>
      </text:list>
      <text:p text:style-name="Text_20_body">The function sorts the processes based on their deadlines and then loops through them, adding each process to the schedule in order of its deadline. If a process has not arrived yet, the function waits for it to arrive before adding it to the schedule. The function returns a list of dictionaries representing the schedule order, with each dictionary containing the start time of the process and its unique identifier.</text:p>
      <text:p text:style-name="P22"><text:span text:style-name="Source_20_Text"><text:span text:style-name="T1"/></text:span></text:p>
      <text:p text:style-name="P22"><text:span text:style-name="Source_20_Text"><text:span text:style-name="T1"/></text:span></text:p>
      <text:h text:style-name="P25" text:outline-level="2"><text:soft-page-break/><text:span text:style-name="Source_20_Text"><text:span text:style-name="T1">Summary</text:span></text:span></text:h>
      <text:list xml:id="list5903858103482170296" text:style-name="L5">
        <text:list-item>
          <text:p text:style-name="P15">First Come First Serve (FCFS): The simplest scheduling algorithm where the processes are executed in the order in which they arrive. </text:p>
        </text:list-item>
        <text:list-item>
          <text:p text:style-name="P15">Shortest Job First (SJF): Schedules the processes based on their burst time, where the process with the shortest burst time is executed first. </text:p>
        </text:list-item>
        <text:list-item>
          <text:p text:style-name="P15">Priority Scheduling: Assigns a priority to each process, and the process with the highest priority is executed first. </text:p>
        </text:list-item>
        <text:list-item>
          <text:p text:style-name="P15">Round Robin (RR): Assigns a fixed time quantum to each process and executes each process for that amount of time, after which it is preempted and the next process is executed. The process is added back to the end of the queue if it has not completed. </text:p>
        </text:list-item>
        <text:list-item>
          <text:p text:style-name="P15">Shortest Remaining Time First (SRTF): Similar to SJF, but the process with the shortest remaining time is executed first. </text:p>
        </text:list-item>
        <text:list-item>
          <text:p text:style-name="P15">Earliest Deadline First (EDF): Schedules the processes based on their deadline, where the process with the earliest deadline is executed first. <text:s/></text:p>
        </text:list-item>
        <text:list-item>
          <text:p text:style-name="P6">Progressive Round Robin (PRR): Similar to PRR, but the time quantum increases progressively for each process, up to a certain limit, before resetting to the original time quantum. </text:p>
        </text:list-item>
      </text:list>
      <text:p text:style-name="Text_20_body">The main differences between these scheduling algorithms are the criteria used to determine which process to execute next. FCFS, SJF, SRTF, and EDF use the length of the process or its deadline, while Priority Scheduling and PRR use a priority assigned to the process. RR and PRR use a fixed or varying time quantum to allocate CPU time to each process.</text:p>
      <text:p text:style-name="Text_20_body">In general, the performance of a scheduling algorithm can be evaluated based on metrics such as average waiting time, average turnaround time, and throughput. Each algorithm has its own strengths and weaknesses and is best suited for certain types of systems and workloads.</text:p>
      <text:p text:style-name="Text_20_body">USES:</text:p>
      <text:list xml:id="list2705802519978070178" text:style-name="L6">
        <text:list-item>
          <text:p text:style-name="P16">First Come First Serve (FCFS): FCFS is suitable for simple systems where there is no significant variation in process burst times, and there is no need to prioritize any particular process. </text:p>
        </text:list-item>
        <text:list-item>
          <text:p text:style-name="P16">Shortest Job First (SJF): SJF is useful when there are several processes with different burst times and the goal is to minimize the average waiting time and turnaround time. </text:p>
        </text:list-item>
        <text:list-item>
          <text:p text:style-name="P16">Priority Scheduling: Priority Scheduling is suitable for systems where some processes are more important than others. For example, in a real-time system, the process that handles incoming data may have a higher priority than a process that performs a background task. </text:p>
        </text:list-item>
        <text:list-item>
          <text:p text:style-name="P16">Round Robin (RR): RR is useful when there are several long-running processes that need to be executed in a fair and predictable manner, and where each process requires roughly the same amount of CPU time. </text:p>
        </text:list-item>
        <text:list-item>
          <text:p text:style-name="P16">Shortest Remaining Time First (SRTF): SRTF is similar to SJF but is useful when new processes are arriving frequently and the burst times are not known in advance. </text:p>
        </text:list-item>
        <text:list-item>
          <text:p text:style-name="P16">Earliest Deadline First (EDF): EDF is useful for real-time systems where there are hard deadlines that must be met. The scheduler ensures that processes with the earliest deadline are executed first. </text:p>
        </text:list-item>
        <text:list-item>
          <text:p text:style-name="P7">Progressive Round Robin (PRR): PRR can be useful in situations where processes have varying CPU requirements, and the scheduler needs to balance fairness and efficiency. For example, the scheduler may allocate more time to a process that has been waiting for a long time, to minimize its overall waiting time. </text:p>
        </text:list-item>
      </text:list>
      <text:p text:style-name="P22"><text:span text:style-name="Source_20_Text"><text:span text:style-name="T1"/></text:span></text:p>
      <text:p text:style-name="P22"><text:span text:style-name="Source_20_Text"><text:span text:style-name="T1"/></text:span></text:p>
      <text:p text:style-name="P22"><text:soft-page-break/><text:span text:style-name="Source_20_Text"><text:span text:style-name="T1"/></text:span></text:p>
      <text:h text:style-name="P24" text:outline-level="3"><text:span text:style-name="Source_20_Text"><text:span text:style-name="T1">Banker’s Algorithm</text:span></text:span></text:h>
      <text:p text:style-name="Text_20_body">The Banker's Algorithm is a deadlock-avoidance algorithm used in operating systems to ensure that a system can allocate resources safely and efficiently. It is based on the principle of "resource allocation graph" which models the dependencies between processes and resources.</text:p>
      <text:p text:style-name="Text_20_body">The algorithm assumes that each process in the system has a fixed number of resource requirements that it needs to execute. The resources are divided into different types, each with a fixed number of available instances. When a process requests a resource, the algorithm checks whether the resource is available or not. If the resource is not available, the process is made to wait until it is available.</text:p>
      <text:p text:style-name="Text_20_body">To prevent deadlock, the Banker's Algorithm employs the idea of "safety". The system is considered "safe" if there is at least one sequence of process executions that avoids deadlock. The algorithm maintains a "safety algorithm" that checks if the system is currently safe or not. If a request from a process would make the system unsafe, the request is denied.</text:p>
      <text:p text:style-name="Text_20_body">The Banker's Algorithm employs a "need matrix" that represents the resources required by each process, the resources currently allocated to each process, and the resources available in the system. The algorithm employs a set of rules to ensure that the system can allocate resources in a safe and efficient manner. These rules include:</text:p>
      <text:list xml:id="list6223395807896957349" text:style-name="L7">
        <text:list-item>
          <text:p text:style-name="P17">A process can request resources only if they are available. </text:p>
        </text:list-item>
        <text:list-item>
          <text:p text:style-name="P17">A process must release all its resources before it can make another request. </text:p>
        </text:list-item>
        <text:list-item>
          <text:p text:style-name="P17">The total resources allocated to a process cannot exceed its maximum resource requirement. </text:p>
        </text:list-item>
        <text:list-item>
          <text:p text:style-name="P8">The algorithm must avoid circular wait conditions. </text:p>
        </text:list-item>
      </text:list>
      <text:p text:style-name="Text_20_body">Overall, the Banker's Algorithm ensures that the system can allocate resources in a safe and efficient manner, avoiding deadlock and ensuring that each process can execute successfully.</text:p>
      <text:p text:style-name="Text_20_body">CODE -</text:p>
      <text:p text:style-name="Preformatted_20_Text"><text:span text:style-name="Source_20_Text"/></text:p>
      <text:p text:style-name="Preformatted_20_Text"><text:span text:style-name="Source_20_Text"/></text:p>
      <text:p text:style-name="Preformatted_20_Text"><text:span text:style-name="Source_20_Text"><text:span text:style-name="T1">import numpy as np</text:span></text:span></text:p>
      <text:p text:style-name="P21"/>
      <text:p text:style-name="Preformatted_20_Text"><text:span text:style-name="Source_20_Text"><text:span text:style-name="T1">def is_safe(processes, available, max_need, allocated):</text:span></text:span></text:p>
      <text:p text:style-name="Preformatted_20_Text"><text:span text:style-name="Source_20_Text"><text:span text:style-name="T1"><text:s text:c="4"/># Number of processes and resources</text:span></text:span></text:p>
      <text:p text:style-name="Preformatted_20_Text"><text:span text:style-name="Source_20_Text"><text:span text:style-name="T1"><text:s text:c="4"/>num_processes = len(processes)</text:span></text:span></text:p>
      <text:p text:style-name="Preformatted_20_Text"><text:span text:style-name="Source_20_Text"><text:span text:style-name="T1"><text:s text:c="4"/>num_resources = len(available)</text:span></text:span></text:p>
      <text:p text:style-name="Preformatted_20_Text"><text:span text:style-name="Source_20_Text"><text:span text:style-name="T1"><text:s text:c="4"/></text:span></text:span></text:p>
      <text:p text:style-name="Preformatted_20_Text"><text:span text:style-name="Source_20_Text"><text:span text:style-name="T1"><text:s text:c="4"/># Calculate the need matrix</text:span></text:span></text:p>
      <text:p text:style-name="Preformatted_20_Text"><text:span text:style-name="Source_20_Text"><text:span text:style-name="T1"><text:s text:c="4"/>need = np.zeros((num_processes, num_resources))</text:span></text:span></text:p>
      <text:p text:style-name="Preformatted_20_Text"><text:span text:style-name="Source_20_Text"><text:span text:style-name="T1"><text:s text:c="4"/>for i in range(num_processes):</text:span></text:span></text:p>
      <text:p text:style-name="Preformatted_20_Text"><text:span text:style-name="Source_20_Text"><text:span text:style-name="T1"><text:s text:c="8"/>need[i] = max_need[i] - allocated[i]</text:span></text:span></text:p>
      <text:p text:style-name="Preformatted_20_Text"><text:span text:style-name="Source_20_Text"><text:span text:style-name="T1"><text:s text:c="4"/></text:span></text:span></text:p>
      <text:p text:style-name="Preformatted_20_Text"><text:span text:style-name="Source_20_Text"><text:span text:style-name="T1"><text:s text:c="4"/># Initialize the work and finish arrays</text:span></text:span></text:p>
      <text:p text:style-name="Preformatted_20_Text"><text:span text:style-name="Source_20_Text"><text:span text:style-name="T1"><text:s text:c="4"/>work = available.copy()</text:span></text:span></text:p>
      <text:p text:style-name="Preformatted_20_Text"><text:span text:style-name="Source_20_Text"><text:span text:style-name="T1"><text:s text:c="4"/>finish = np.zeros(num_processes, dtype=bool)</text:span></text:span></text:p>
      <text:p text:style-name="Preformatted_20_Text"><text:span text:style-name="Source_20_Text"><text:span text:style-name="T1"><text:s text:c="4"/></text:span></text:span></text:p>
      <text:p text:style-name="Preformatted_20_Text"><text:span text:style-name="Source_20_Text"><text:span text:style-name="T1"><text:s text:c="4"/># Find a process that can be finished</text:span></text:span></text:p>
      <text:p text:style-name="Preformatted_20_Text"><text:span text:style-name="Source_20_Text"><text:span text:style-name="T1"><text:s text:c="4"/>while np.sum(finish) &lt; num_processes:</text:span></text:span></text:p>
      <text:p text:style-name="Preformatted_20_Text"><text:span text:style-name="Source_20_Text"><text:span text:style-name="T1"><text:s text:c="8"/>found = False</text:span></text:span></text:p>
      <text:p text:style-name="Preformatted_20_Text"><text:span text:style-name="Source_20_Text"><text:span text:style-name="T1"><text:s text:c="8"/>for i in range(num_processes):</text:span></text:span></text:p>
      <text:p text:style-name="Preformatted_20_Text"><text:span text:style-name="Source_20_Text"><text:span text:style-name="T1"><text:s text:c="12"/>if not finish[i] and np.all(need[i] &lt;= work):</text:span></text:span></text:p>
      <text:p text:style-name="Preformatted_20_Text"><text:span text:style-name="Source_20_Text"><text:span text:style-name="T1"><text:s text:c="16"/>work += allocated[i]</text:span></text:span></text:p>
      <text:p text:style-name="Preformatted_20_Text"><text:span text:style-name="Source_20_Text"><text:span text:style-name="T1"><text:s text:c="16"/>finish[i] = True</text:span></text:span></text:p>
      <text:p text:style-name="Preformatted_20_Text"><text:span text:style-name="Source_20_Text"><text:span text:style-name="T1"><text:s text:c="16"/>found = True</text:span></text:span></text:p>
      <text:p text:style-name="Preformatted_20_Text"><text:span text:style-name="Source_20_Text"><text:span text:style-name="T1"><text:s text:c="8"/>if not found:</text:span></text:span></text:p>
      <text:p text:style-name="Preformatted_20_Text"><text:span text:style-name="Source_20_Text"><text:span text:style-name="T1"><text:s text:c="12"/>return False</text:span></text:span></text:p>
      <text:p text:style-name="Preformatted_20_Text"><text:soft-page-break/><text:span text:style-name="Source_20_Text"><text:span text:style-name="T1"><text:s text:c="8"/></text:span></text:span></text:p>
      <text:p text:style-name="Preformatted_20_Text"><text:span text:style-name="Source_20_Text"><text:span text:style-name="T1"><text:s text:c="4"/>return True</text:span></text:span></text:p>
      <text:p text:style-name="P21"/>
      <text:p text:style-name="Preformatted_20_Text"><text:span text:style-name="Source_20_Text"><text:span text:style-name="T1">def request_resources(processes, available, max_need, allocated, process_id, request):</text:span></text:span></text:p>
      <text:p text:style-name="Preformatted_20_Text"><text:span text:style-name="Source_20_Text"><text:span text:style-name="T1"><text:s text:c="4"/>num_resources = len(available)</text:span></text:span></text:p>
      <text:p text:style-name="Preformatted_20_Text"><text:span text:style-name="Source_20_Text"><text:span text:style-name="T1"><text:s text:c="4"/></text:span></text:span></text:p>
      <text:p text:style-name="Preformatted_20_Text"><text:span text:style-name="Source_20_Text"><text:span text:style-name="T1"><text:s text:c="4"/># Check if the request is valid</text:span></text:span></text:p>
      <text:p text:style-name="Preformatted_20_Text"><text:span text:style-name="Source_20_Text"><text:span text:style-name="T1"><text:s text:c="4"/>if np.any(request &gt; max_need[process_id] - allocated[process_id]) or np.any(request &gt; available):</text:span></text:span></text:p>
      <text:p text:style-name="Preformatted_20_Text"><text:span text:style-name="Source_20_Text"><text:span text:style-name="T1"><text:s text:c="8"/>print("Error: invalid request")</text:span></text:span></text:p>
      <text:p text:style-name="Preformatted_20_Text"><text:span text:style-name="Source_20_Text"><text:span text:style-name="T1"><text:s text:c="8"/>return False</text:span></text:span></text:p>
      <text:p text:style-name="Preformatted_20_Text"><text:span text:style-name="Source_20_Text"><text:span text:style-name="T1"><text:s text:c="4"/></text:span></text:span></text:p>
      <text:p text:style-name="Preformatted_20_Text"><text:span text:style-name="Source_20_Text"><text:span text:style-name="T1"><text:s text:c="4"/># Try to allocate the resources</text:span></text:span></text:p>
      <text:p text:style-name="Preformatted_20_Text"><text:span text:style-name="Source_20_Text"><text:span text:style-name="T1"><text:s text:c="4"/>new_allocated = allocated.copy()</text:span></text:span></text:p>
      <text:p text:style-name="Preformatted_20_Text"><text:span text:style-name="Source_20_Text"><text:span text:style-name="T1"><text:s text:c="4"/>new_allocated[process_id] += request</text:span></text:span></text:p>
      <text:p text:style-name="Preformatted_20_Text"><text:span text:style-name="Source_20_Text"><text:span text:style-name="T1"><text:s text:c="4"/>if not is_safe(processes, available - request, max_need, new_allocated):</text:span></text:span></text:p>
      <text:p text:style-name="Preformatted_20_Text"><text:span text:style-name="Source_20_Text"><text:span text:style-name="T1"><text:s text:c="8"/>print("Error: request would result in an unsafe state")</text:span></text:span></text:p>
      <text:p text:style-name="Preformatted_20_Text"><text:span text:style-name="Source_20_Text"><text:span text:style-name="T1"><text:s text:c="8"/>return False</text:span></text:span></text:p>
      <text:p text:style-name="Preformatted_20_Text"><text:span text:style-name="Source_20_Text"><text:span text:style-name="T1"><text:s text:c="4"/></text:span></text:span></text:p>
      <text:p text:style-name="Preformatted_20_Text"><text:span text:style-name="Source_20_Text"><text:span text:style-name="T1"><text:s text:c="4"/># If allocation is safe, grant the request</text:span></text:span></text:p>
      <text:p text:style-name="Preformatted_20_Text"><text:span text:style-name="Source_20_Text"><text:span text:style-name="T1"><text:s text:c="4"/>allocated[process_id] += request</text:span></text:span></text:p>
      <text:p text:style-name="Preformatted_20_Text"><text:span text:style-name="Source_20_Text"><text:span text:style-name="T1"><text:s text:c="4"/>available -= request</text:span></text:span></text:p>
      <text:p text:style-name="Preformatted_20_Text"><text:span text:style-name="Source_20_Text"><text:span text:style-name="T1"><text:s text:c="4"/>print("Request granted")</text:span></text:span></text:p>
      <text:p text:style-name="P22"><text:span text:style-name="Source_20_Text"><text:span text:style-name="T1"><text:s text:c="4"/>return True</text:span></text:span></text:p>
      <text:p text:style-name="Text_20_body">The <text:span text:style-name="Strong_20_Emphasis"><text:span text:style-name="Source_20_Text">is_safe</text:span></text:span> function checks whether the current state of the system is safe or not. It takes the following arguments:</text:p>
      <text:list xml:id="list6964182840802780311" text:style-name="L8">
        <text:list-item>
          <text:p text:style-name="P18"><text:span text:style-name="Strong_20_Emphasis"><text:span text:style-name="Source_20_Text">processes</text:span></text:span>: a list of process IDs (e.g. <text:span text:style-name="Strong_20_Emphasis"><text:span text:style-name="Source_20_Text">[0, 1, 2]</text:span></text:span>) </text:p>
        </text:list-item>
        <text:list-item>
          <text:p text:style-name="P18"><text:span text:style-name="Strong_20_Emphasis"><text:span text:style-name="Source_20_Text">available</text:span></text:span>: a 1D numpy array representing the number of available resources for each resource type (e.g. <text:span text:style-name="Strong_20_Emphasis"><text:span text:style-name="Source_20_Text">np.array([3, 2, 1])</text:span></text:span>) </text:p>
        </text:list-item>
        <text:list-item>
          <text:p text:style-name="P18"><text:span text:style-name="Strong_20_Emphasis"><text:span text:style-name="Source_20_Text">max_need</text:span></text:span>: a 2D numpy array representing the maximum resource need for each process (e.g. <text:span text:style-name="Strong_20_Emphasis"><text:span text:style-name="Source_20_Text">np.array([[7, 5, 3], [3, 2, 2], [9, 0, 2]])</text:span></text:span>) </text:p>
        </text:list-item>
        <text:list-item>
          <text:p text:style-name="P9"><text:span text:style-name="Strong_20_Emphasis"><text:span text:style-name="Source_20_Text">allocated</text:span></text:span>: a 2D numpy array representing the number of resources currently allocated to each process (e.g. <text:span text:style-name="Strong_20_Emphasis"><text:span text:style-name="Source_20_Text">np.array([[0, 1, 0], [2, 0, 0], [3, 0, 2]])</text:span></text:span>) </text:p>
        </text:list-item>
      </text:list>
      <text:p text:style-name="Text_20_body">The function returns <text:span text:style-name="Strong_20_Emphasis"><text:span text:style-name="Source_20_Text">True</text:span></text:span> if the state of the system is safe, and <text:span text:style-name="Strong_20_Emphasis"><text:span text:style-name="Source_20_Text">False</text:span></text:span> otherwise.</text:p>
      <text:p text:style-name="Text_20_body">The <text:span text:style-name="Strong_20_Emphasis"><text:span text:style-name="Source_20_Text">request_resources</text:span></text:span> function takes the following arguments:</text:p>
      <text:list xml:id="list6070245212618694489" text:style-name="L9">
        <text:list-item>
          <text:p text:style-name="P19"><text:span text:style-name="Strong_20_Emphasis"><text:span text:style-name="Source_20_Text">processes</text:span></text:span>, <text:span text:style-name="Strong_20_Emphasis"><text:span text:style-name="Source_20_Text">available</text:span></text:span>, <text:span text:style-name="Strong_20_Emphasis"><text:span text:style-name="Source_20_Text">max_need</text:span></text:span>, and <text:span text:style-name="Strong_20_Emphasis"><text:span text:style-name="Source_20_Text">allocated</text:span></text:span>: same as in <text:span text:style-name="Strong_20_Emphasis"><text:span text:style-name="Source_20_Text">is_safe</text:span></text:span> </text:p>
        </text:list-item>
        <text:list-item>
          <text:p text:style-name="P19"><text:span text:style-name="Strong_20_Emphasis"><text:span text:style-name="Source_20_Text">process_id</text:span></text:span>: the ID of the process making the request </text:p>
        </text:list-item>
        <text:list-item>
          <text:p text:style-name="P10"><text:span text:style-name="Strong_20_Emphasis"><text:span text:style-name="Source_20_Text">request</text:span></text:span>: a 1D numpy array representing the number of resources requested for each resource type (e.g. <text:span text:style-name="Strong_20_Emphasis"><text:span text:style-name="Source_20_Text">np.array([0, 1, 0])</text:span></text:span>) </text:p>
        </text:list-item>
      </text:list>
      <text:p text:style-name="Text_20_body">The function first checks if the request is valid (i.e. whether the requested resources exceed the maximum need of the process, or whether the requested resources exceed the available resources). If the request is not valid, the function returns <text:span text:style-name="Strong_20_Emphasis"><text:span text:style-name="Source_20_Text">False</text:span></text:span>.</text:p>
      <text:p text:style-name="Text_20_body">If the request is valid, the function tries to allocate the resources. If the allocation is safe (i.e. the state of the system is safe after the allocation), the</text:p>
      <text:p text:style-name="Text_20_body">The code implements Banker's Algorithm which is used to ensure the safe allocation of resources to processes in a system.</text:p>
      <text:p text:style-name="Text_20_body">The program first takes input from the user regarding the number of processes and resources available. It then takes in the maximum resource requirement for each process and the currently allocated resources to each process.</text:p>
      <text:p text:style-name="Text_20_body"><text:soft-page-break/>After taking input, the program calculates the need of each process which is the maximum resource requirement minus the allocated resources. It then calculates the available resources by subtracting the currently allocated resources from the total resources available.</text:p>
      <text:p text:style-name="Text_20_body">The program then checks if the request made by the process can be granted by checking if the request can be satisfied with the available resources. If it can be satisfied, the program simulates the allocation of resources and checks if the system remains in a safe state after the allocation. If the system remains safe, the request is granted, and the program prints a message to that effect. Otherwise, the request is denied, and the program prints an appropriate error message.</text:p>
      <text:h text:style-name="Heading_20_3" text:outline-level="3">Problem 4</text:h>
      <text:p text:style-name="Text_20_body">Here's the basic outline of the algorithm:</text:p>
      <text:list xml:id="list5990658679541439318" text:style-name="L10">
        <text:list-item>
          <text:p text:style-name="P20">Create a Resource-Allocation Graph (RAG) from the current allocation and maximum needs of processes. </text:p>
        </text:list-item>
        <text:list-item>
          <text:p text:style-name="P20">Initialize a work vector to the number of available resources in each resource category. </text:p>
        </text:list-item>
        <text:list-item>
          <text:p text:style-name="P20">Initialize a finish vector to all false values. </text:p>
        </text:list-item>
        <text:list-item>
          <text:p text:style-name="P20">Find a process that can be allocated with the resources available in the work vector by looking for a node in the RAG with all its incoming edges satisfied and whose corresponding process's maximum need can be met with the resources available in the work vector. </text:p>
        </text:list-item>
        <text:list-item>
          <text:p text:style-name="P20">If such a node is found, allocate its resources, mark it as finished, and update the work vector. </text:p>
        </text:list-item>
        <text:list-item>
          <text:p text:style-name="P20">Repeat step 4 and 5 until all processes are either allocated or it is not possible to allocate any more processes. </text:p>
        </text:list-item>
        <text:list-item>
          <text:p text:style-name="P11">If all processes are allocated, the system is in a safe state; otherwise, it is not in a safe state. </text:p>
        </text:list-item>
      </text:list>
      <text:p text:style-name="Text_20_body">Here's an example Python code to implement the safety procedure using Resource-Allocation Graph algorithm:</text:p>
      <text:p text:style-name="Preformatted_20_Text"><text:span text:style-name="Source_20_Text"><text:span text:style-name="T1"># Initialize the graph and work vector</text:span></text:span></text:p>
      <text:p text:style-name="Preformatted_20_Text"><text:span text:style-name="Source_20_Text"><text:span text:style-name="T1">graph = {i: [] for i in range(NUMBER_OF_PROCESSES)}</text:span></text:span></text:p>
      <text:p text:style-name="Preformatted_20_Text"><text:span text:style-name="Source_20_Text"><text:span text:style-name="T1">work = AVAILABLE_RESOURCES.copy()</text:span></text:span></text:p>
      <text:p text:style-name="P21"/>
      <text:p text:style-name="Preformatted_20_Text"><text:span text:style-name="Source_20_Text"><text:span text:style-name="T1"># Create the Resource-Allocation Graph</text:span></text:span></text:p>
      <text:p text:style-name="Preformatted_20_Text"><text:span text:style-name="Source_20_Text"><text:span text:style-name="T1">for process in range(NUMBER_OF_PROCESSES):</text:span></text:span></text:p>
      <text:p text:style-name="Preformatted_20_Text"><text:span text:style-name="Source_20_Text"><text:span text:style-name="T1"><text:s text:c="4"/>for resource in range(NUMBER_OF_RESOURCES):</text:span></text:span></text:p>
      <text:p text:style-name="Preformatted_20_Text"><text:span text:style-name="Source_20_Text"><text:span text:style-name="T1"><text:s text:c="8"/>if NEED[process][resource] &gt; 0:</text:span></text:span></text:p>
      <text:p text:style-name="Preformatted_20_Text"><text:span text:style-name="Source_20_Text"><text:span text:style-name="T1"><text:s text:c="12"/>graph[process].append(resource)</text:span></text:span></text:p>
      <text:p text:style-name="P21"/>
      <text:p text:style-name="Preformatted_20_Text"><text:span text:style-name="Source_20_Text"><text:span text:style-name="T1"># Initialize the finish vector</text:span></text:span></text:p>
      <text:p text:style-name="Preformatted_20_Text"><text:span text:style-name="Source_20_Text"><text:span text:style-name="T1">finish = [False] * NUMBER_OF_PROCESSES</text:span></text:span></text:p>
      <text:p text:style-name="P21"/>
      <text:p text:style-name="Preformatted_20_Text"><text:span text:style-name="Source_20_Text"><text:span text:style-name="T1"># Find a process that can be allocated</text:span></text:span></text:p>
      <text:p text:style-name="Preformatted_20_Text"><text:span text:style-name="Source_20_Text"><text:span text:style-name="T1">while True:</text:span></text:span></text:p>
      <text:p text:style-name="Preformatted_20_Text"><text:span text:style-name="Source_20_Text"><text:span text:style-name="T1"><text:s text:c="4"/>allocated = False</text:span></text:span></text:p>
      <text:p text:style-name="Preformatted_20_Text"><text:span text:style-name="Source_20_Text"><text:span text:style-name="T1"><text:s text:c="4"/>for process in range(NUMBER_OF_PROCESSES):</text:span></text:span></text:p>
      <text:p text:style-name="Preformatted_20_Text"><text:span text:style-name="Source_20_Text"><text:span text:style-name="T1"><text:s text:c="8"/>if not finish[process] and all(NEED[process][resource] &lt;= work[resource] for resource in graph[process]):</text:span></text:span></text:p>
      <text:p text:style-name="Preformatted_20_Text"><text:span text:style-name="Source_20_Text"><text:span text:style-name="T1"><text:s text:c="12"/># Allocate the resources to the process</text:span></text:span></text:p>
      <text:p text:style-name="Preformatted_20_Text"><text:span text:style-name="Source_20_Text"><text:span text:style-name="T1"><text:s text:c="12"/>for resource in graph[process]:</text:span></text:span></text:p>
      <text:p text:style-name="Preformatted_20_Text"><text:span text:style-name="Source_20_Text"><text:span text:style-name="T1"><text:s text:c="16"/>work[resource] += ALLOCATED_RESOURCES[process][resource]</text:span></text:span></text:p>
      <text:p text:style-name="Preformatted_20_Text"><text:span text:style-name="Source_20_Text"><text:span text:style-name="T1"><text:s text:c="12"/>finish[process] = True</text:span></text:span></text:p>
      <text:p text:style-name="Preformatted_20_Text"><text:span text:style-name="Source_20_Text"><text:span text:style-name="T1"><text:s text:c="12"/>allocated = True</text:span></text:span></text:p>
      <text:p text:style-name="Preformatted_20_Text"><text:span text:style-name="Source_20_Text"><text:span text:style-name="T1"><text:s text:c="12"/>break</text:span></text:span></text:p>
      <text:p text:style-name="Preformatted_20_Text"><text:span text:style-name="Source_20_Text"><text:span text:style-name="T1"><text:s text:c="4"/>if not allocated:</text:span></text:span></text:p>
      <text:p text:style-name="Preformatted_20_Text"><text:span text:style-name="Source_20_Text"><text:span text:style-name="T1"><text:s text:c="8"/>break</text:span></text:span></text:p>
      <text:p text:style-name="P21"/>
      <text:p text:style-name="Preformatted_20_Text"><text:span text:style-name="Source_20_Text"><text:span text:style-name="T1"># Check if the system is in a safe state</text:span></text:span></text:p>
      <text:p text:style-name="Preformatted_20_Text"><text:soft-page-break/><text:span text:style-name="Source_20_Text"><text:span text:style-name="T1">if all(finish):</text:span></text:span></text:p>
      <text:p text:style-name="Preformatted_20_Text"><text:span text:style-name="Source_20_Text"><text:span text:style-name="T1"><text:s text:c="4"/>print("The system is in a safe state.")</text:span></text:span></text:p>
      <text:p text:style-name="Preformatted_20_Text"><text:span text:style-name="Source_20_Text"><text:span text:style-name="T1">else:</text:span></text:span></text:p>
      <text:p text:style-name="Preformatted_20_Text"><text:span text:style-name="Source_20_Text"><text:span text:style-name="T1"><text:s text:c="4"/>print("The system is not in a safe state.")</text:span></text:span></text:p>
      <text:p text:style-name="P23"/>
      <text:p text:style-name="Text_20_body">Note that this implementation assumes that the input values have been read in and stored in appropriate data structures. You may need to modify the code to suit your specific requirements.</text:p>
      <text:p text:style-name="Text_20_body">This program implements the Banker's Algorithm for resource allocation to processes. It takes input for the number of processes and the number of resources available, as well as the maximum need and the resources currently allocated to each process.</text:p>
      <text:p text:style-name="Text_20_body">Then, it takes input for a resource request from a process and checks if granting that request would leave the system in a safe state or not. If the system is in a safe state, the request is granted and the allocated resources are updated accordingly. If the system is not in a safe state, the request is denied.</text:p>
      <text:p text:style-name="Text_20_body">To check if the system is in a safe state, the program uses the banker's algorithm safety procedure which involves simulating the allocation of resources to different processes and checking if a safe sequence can be obtained.</text:p>
      <text:p text:style-name="Text_20_body">The safety procedure can be implemented using a Resource-Allocation Graph or by using an array to keep track of the available resources and the resources allocated to each process.</text:p>
      <text:p text:style-name="Text_20_body">The Resource-Allocation Graph and the array-based approach are two different ways to implement the Banker's Algorithm safety procedure.</text:p>
      <text:p text:style-name="Text_20_body">In the Resource-Allocation Graph approach, each process and resource is represented as a node in the graph. The edges represent the request or allocation of resources. The algorithm checks for the presence of a cycle in the graph, which indicates that the system is in an unsafe state. If no cycle is found, then the system is in a safe state, and the algorithm can proceed to grant the request.</text:p>
      <text:p text:style-name="Text_20_body">In the array-based approach, the algorithm maintains a matrix that stores the number of resources allocated to each process and the number of available resources of each type. The algorithm then simulates the allocation of resources to each process and checks if a safe sequence can be obtained. If a safe sequence can be found, then the system is in a safe state and the algorithm can proceed to grant the request.</text:p>
      <text:p text:style-name="Text_20_body">Both approaches are valid and can be used to implement the Banker's Algorithm safety procedure. The choice of approach may depend on the specific requirements of the system or the preferences of the developer.</text:p>
      <text:p text:style-name="P22"><text:span text:style-name="Source_20_Tex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5M12S</meta:editing-duration>
    <meta:editing-cycles>5</meta:editing-cycles>
    <meta:generator>OpenOffice/4.1.14$Win32 OpenOffice.org_project/4114m1$Build-9811</meta:generator>
    <dc:date>2023-05-07T13:23:08.31</dc:date>
    <dc:creator>Abraar Reinhardt</dc:creator>
    <meta:document-statistic meta:table-count="0" meta:image-count="0" meta:object-count="0" meta:page-count="15" meta:paragraph-count="454" meta:word-count="5268" meta:character-count="36665"/>
    <meta:user-defined meta:name="Info 1"/>
    <meta:user-defined meta:name="Info 2"/>
    <meta:user-defined meta:name="Info 3"/>
    <meta:user-defined meta:name="Info 4"/>
  </office:meta>
</office:document-meta>
</file>